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3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3</text:p>
          </table:table-cell>
          <table:table-cell/>
          <table:table-cell table:formula="of:=CONCATENATE([.A1];[.B1];[.C1])" office:value-type="string" office:string-value="118 003" calcext:value-type="string">
            <text:p>118 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4</text:p>
          </table:table-cell>
          <table:table-cell/>
          <table:table-cell table:formula="of:=CONCATENATE([.A2];[.B2];[.C2])" office:value-type="string" office:string-value="118 004" calcext:value-type="string">
            <text:p>118 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5</text:p>
          </table:table-cell>
          <table:table-cell/>
          <table:table-cell table:formula="of:=CONCATENATE([.A3];[.B3];[.C3])" office:value-type="string" office:string-value="118 005" calcext:value-type="string">
            <text:p>118 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6</text:p>
          </table:table-cell>
          <table:table-cell/>
          <table:table-cell table:formula="of:=CONCATENATE([.A4];[.B4];[.C4])" office:value-type="string" office:string-value="118 006" calcext:value-type="string">
            <text:p>118 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7</text:p>
          </table:table-cell>
          <table:table-cell/>
          <table:table-cell table:formula="of:=CONCATENATE([.A5];[.B5];[.C5])" office:value-type="string" office:string-value="118 007" calcext:value-type="string">
            <text:p>118 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8</text:p>
          </table:table-cell>
          <table:table-cell/>
          <table:table-cell table:formula="of:=CONCATENATE([.A6];[.B6];[.C6])" office:value-type="string" office:string-value="118 008" calcext:value-type="string">
            <text:p>118 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9</text:p>
          </table:table-cell>
          <table:table-cell/>
          <table:table-cell table:formula="of:=CONCATENATE([.A7];[.B7];[.C7])" office:value-type="string" office:string-value="118 009" calcext:value-type="string">
            <text:p>118 0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0</text:p>
          </table:table-cell>
          <table:table-cell/>
          <table:table-cell table:formula="of:=CONCATENATE([.A8];[.B8];[.C8])" office:value-type="string" office:string-value="118 010" calcext:value-type="string">
            <text:p>118 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1</text:p>
          </table:table-cell>
          <table:table-cell/>
          <table:table-cell table:formula="of:=CONCATENATE([.A9];[.B9];[.C9])" office:value-type="string" office:string-value="118 011" calcext:value-type="string">
            <text:p>118 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2</text:p>
          </table:table-cell>
          <table:table-cell/>
          <table:table-cell table:formula="of:=CONCATENATE([.A10];[.B10];[.C10])" office:value-type="string" office:string-value="118 012" calcext:value-type="string">
            <text:p>118 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3</text:p>
          </table:table-cell>
          <table:table-cell/>
          <table:table-cell table:formula="of:=CONCATENATE([.A11];[.B11];[.C11])" office:value-type="string" office:string-value="118 013" calcext:value-type="string">
            <text:p>118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4</text:p>
          </table:table-cell>
          <table:table-cell/>
          <table:table-cell table:formula="of:=CONCATENATE([.A12];[.B12];[.C12])" office:value-type="string" office:string-value="118 014" calcext:value-type="string">
            <text:p>118 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5</text:p>
          </table:table-cell>
          <table:table-cell/>
          <table:table-cell table:formula="of:=CONCATENATE([.A13];[.B13];[.C13])" office:value-type="string" office:string-value="118 015" calcext:value-type="string">
            <text:p>118 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6</text:p>
          </table:table-cell>
          <table:table-cell/>
          <table:table-cell table:formula="of:=CONCATENATE([.A14];[.B14];[.C14])" office:value-type="string" office:string-value="118 016" calcext:value-type="string">
            <text:p>118 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7</text:p>
          </table:table-cell>
          <table:table-cell/>
          <table:table-cell table:formula="of:=CONCATENATE([.A15];[.B15];[.C15])" office:value-type="string" office:string-value="118 017" calcext:value-type="string">
            <text:p>118 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8</text:p>
          </table:table-cell>
          <table:table-cell/>
          <table:table-cell table:formula="of:=CONCATENATE([.A16];[.B16];[.C16])" office:value-type="string" office:string-value="118 018" calcext:value-type="string">
            <text:p>118 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9</text:p>
          </table:table-cell>
          <table:table-cell/>
          <table:table-cell table:formula="of:=CONCATENATE([.A17];[.B17];[.C17])" office:value-type="string" office:string-value="118 019" calcext:value-type="string">
            <text:p>118 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0</text:p>
          </table:table-cell>
          <table:table-cell/>
          <table:table-cell table:formula="of:=CONCATENATE([.A18];[.B18];[.C18])" office:value-type="string" office:string-value="118 020" calcext:value-type="string">
            <text:p>118 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1</text:p>
          </table:table-cell>
          <table:table-cell/>
          <table:table-cell table:formula="of:=CONCATENATE([.A19];[.B19];[.C19])" office:value-type="string" office:string-value="118 021" calcext:value-type="string">
            <text:p>118 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2</text:p>
          </table:table-cell>
          <table:table-cell/>
          <table:table-cell table:formula="of:=CONCATENATE([.A20];[.B20];[.C20])" office:value-type="string" office:string-value="118 022" calcext:value-type="string">
            <text:p>118 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3</text:p>
          </table:table-cell>
          <table:table-cell/>
          <table:table-cell table:formula="of:=CONCATENATE([.A21];[.B21];[.C21])" office:value-type="string" office:string-value="118 023" calcext:value-type="string">
            <text:p>118 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4</text:p>
          </table:table-cell>
          <table:table-cell/>
          <table:table-cell table:formula="of:=CONCATENATE([.A22];[.B22];[.C22])" office:value-type="string" office:string-value="118 024" calcext:value-type="string">
            <text:p>118 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5</text:p>
          </table:table-cell>
          <table:table-cell/>
          <table:table-cell table:formula="of:=CONCATENATE([.A23];[.B23];[.C23])" office:value-type="string" office:string-value="118 025" calcext:value-type="string">
            <text:p>118 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6</text:p>
          </table:table-cell>
          <table:table-cell/>
          <table:table-cell table:formula="of:=CONCATENATE([.A24];[.B24];[.C24])" office:value-type="string" office:string-value="118 026" calcext:value-type="string">
            <text:p>118 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7</text:p>
          </table:table-cell>
          <table:table-cell/>
          <table:table-cell table:formula="of:=CONCATENATE([.A25];[.B25];[.C25])" office:value-type="string" office:string-value="118 027" calcext:value-type="string">
            <text:p>118 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8</text:p>
          </table:table-cell>
          <table:table-cell/>
          <table:table-cell table:formula="of:=CONCATENATE([.A26];[.B26];[.C26])" office:value-type="string" office:string-value="118 028" calcext:value-type="string">
            <text:p>118 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9</text:p>
          </table:table-cell>
          <table:table-cell/>
          <table:table-cell table:formula="of:=CONCATENATE([.A27];[.B27];[.C27])" office:value-type="string" office:string-value="118 029" calcext:value-type="string">
            <text:p>118 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0</text:p>
          </table:table-cell>
          <table:table-cell/>
          <table:table-cell table:formula="of:=CONCATENATE([.A28];[.B28];[.C28])" office:value-type="string" office:string-value="118 030" calcext:value-type="string">
            <text:p>118 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1</text:p>
          </table:table-cell>
          <table:table-cell/>
          <table:table-cell table:formula="of:=CONCATENATE([.A29];[.B29];[.C29])" office:value-type="string" office:string-value="118 031" calcext:value-type="string">
            <text:p>118 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2</text:p>
          </table:table-cell>
          <table:table-cell/>
          <table:table-cell table:formula="of:=CONCATENATE([.A30];[.B30];[.C30])" office:value-type="string" office:string-value="118 032" calcext:value-type="string">
            <text:p>118 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3</text:p>
          </table:table-cell>
          <table:table-cell/>
          <table:table-cell table:formula="of:=CONCATENATE([.A31];[.B31];[.C31])" office:value-type="string" office:string-value="118 033" calcext:value-type="string">
            <text:p>118 0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4</text:p>
          </table:table-cell>
          <table:table-cell/>
          <table:table-cell table:formula="of:=CONCATENATE([.A32];[.B32];[.C32])" office:value-type="string" office:string-value="118 034" calcext:value-type="string">
            <text:p>118 0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5</text:p>
          </table:table-cell>
          <table:table-cell/>
          <table:table-cell table:formula="of:=CONCATENATE([.A33];[.B33];[.C33])" office:value-type="string" office:string-value="118 035" calcext:value-type="string">
            <text:p>118 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6</text:p>
          </table:table-cell>
          <table:table-cell/>
          <table:table-cell table:formula="of:=CONCATENATE([.A34];[.B34];[.C34])" office:value-type="string" office:string-value="118 036" calcext:value-type="string">
            <text:p>118 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7</text:p>
          </table:table-cell>
          <table:table-cell/>
          <table:table-cell table:formula="of:=CONCATENATE([.A35];[.B35];[.C35])" office:value-type="string" office:string-value="118 037" calcext:value-type="string">
            <text:p>118 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8</text:p>
          </table:table-cell>
          <table:table-cell/>
          <table:table-cell table:formula="of:=CONCATENATE([.A36];[.B36];[.C36])" office:value-type="string" office:string-value="118 038" calcext:value-type="string">
            <text:p>118 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9</text:p>
          </table:table-cell>
          <table:table-cell/>
          <table:table-cell table:formula="of:=CONCATENATE([.A37];[.B37];[.C37])" office:value-type="string" office:string-value="118 039" calcext:value-type="string">
            <text:p>118 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0</text:p>
          </table:table-cell>
          <table:table-cell/>
          <table:table-cell table:formula="of:=CONCATENATE([.A38];[.B38];[.C38])" office:value-type="string" office:string-value="118 040" calcext:value-type="string">
            <text:p>118 0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1</text:p>
          </table:table-cell>
          <table:table-cell/>
          <table:table-cell table:formula="of:=CONCATENATE([.A39];[.B39];[.C39])" office:value-type="string" office:string-value="118 041" calcext:value-type="string">
            <text:p>118 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2</text:p>
          </table:table-cell>
          <table:table-cell/>
          <table:table-cell table:formula="of:=CONCATENATE([.A40];[.B40];[.C40])" office:value-type="string" office:string-value="118 042" calcext:value-type="string">
            <text:p>118 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3</text:p>
          </table:table-cell>
          <table:table-cell/>
          <table:table-cell table:formula="of:=CONCATENATE([.A41];[.B41];[.C41])" office:value-type="string" office:string-value="118 043" calcext:value-type="string">
            <text:p>118 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4</text:p>
          </table:table-cell>
          <table:table-cell/>
          <table:table-cell table:formula="of:=CONCATENATE([.A42];[.B42];[.C42])" office:value-type="string" office:string-value="118 044" calcext:value-type="string">
            <text:p>118 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5</text:p>
          </table:table-cell>
          <table:table-cell/>
          <table:table-cell table:formula="of:=CONCATENATE([.A43];[.B43];[.C43])" office:value-type="string" office:string-value="118 045" calcext:value-type="string">
            <text:p>118 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6</text:p>
          </table:table-cell>
          <table:table-cell/>
          <table:table-cell table:formula="of:=CONCATENATE([.A44];[.B44];[.C44])" office:value-type="string" office:string-value="118 046" calcext:value-type="string">
            <text:p>118 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7</text:p>
          </table:table-cell>
          <table:table-cell/>
          <table:table-cell table:formula="of:=CONCATENATE([.A45];[.B45];[.C45])" office:value-type="string" office:string-value="118 047" calcext:value-type="string">
            <text:p>118 0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8</text:p>
          </table:table-cell>
          <table:table-cell/>
          <table:table-cell table:formula="of:=CONCATENATE([.A46];[.B46];[.C46])" office:value-type="string" office:string-value="118 048" calcext:value-type="string">
            <text:p>118 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9</text:p>
          </table:table-cell>
          <table:table-cell/>
          <table:table-cell table:formula="of:=CONCATENATE([.A47];[.B47];[.C47])" office:value-type="string" office:string-value="118 049" calcext:value-type="string">
            <text:p>118 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0</text:p>
          </table:table-cell>
          <table:table-cell/>
          <table:table-cell table:formula="of:=CONCATENATE([.A48];[.B48];[.C48])" office:value-type="string" office:string-value="118 050" calcext:value-type="string">
            <text:p>118 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1</text:p>
          </table:table-cell>
          <table:table-cell/>
          <table:table-cell table:formula="of:=CONCATENATE([.A49];[.B49];[.C49])" office:value-type="string" office:string-value="118 051" calcext:value-type="string">
            <text:p>118 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2</text:p>
          </table:table-cell>
          <table:table-cell/>
          <table:table-cell table:formula="of:=CONCATENATE([.A50];[.B50];[.C50])" office:value-type="string" office:string-value="118 052" calcext:value-type="string">
            <text:p>118 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</text:p>
          </table:table-cell>
          <table:table-cell/>
          <table:table-cell table:formula="of:=CONCATENATE([.A51];[.B51];[.C51])" office:value-type="string" office:string-value="118 053" calcext:value-type="string">
            <text:p>118 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4</text:p>
          </table:table-cell>
          <table:table-cell/>
          <table:table-cell table:formula="of:=CONCATENATE([.A52];[.B52];[.C52])" office:value-type="string" office:string-value="118 054" calcext:value-type="string">
            <text:p>118 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5</text:p>
          </table:table-cell>
          <table:table-cell/>
          <table:table-cell table:formula="of:=CONCATENATE([.A53];[.B53];[.C53])" office:value-type="string" office:string-value="118 055" calcext:value-type="string">
            <text:p>118 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6</text:p>
          </table:table-cell>
          <table:table-cell/>
          <table:table-cell table:formula="of:=CONCATENATE([.A54];[.B54];[.C54])" office:value-type="string" office:string-value="118 056" calcext:value-type="string">
            <text:p>118 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7</text:p>
          </table:table-cell>
          <table:table-cell/>
          <table:table-cell table:formula="of:=CONCATENATE([.A55];[.B55];[.C55])" office:value-type="string" office:string-value="118 057" calcext:value-type="string">
            <text:p>118 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8</text:p>
          </table:table-cell>
          <table:table-cell/>
          <table:table-cell table:formula="of:=CONCATENATE([.A56];[.B56];[.C56])" office:value-type="string" office:string-value="118 058" calcext:value-type="string">
            <text:p>118 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9</text:p>
          </table:table-cell>
          <table:table-cell/>
          <table:table-cell table:formula="of:=CONCATENATE([.A57];[.B57];[.C57])" office:value-type="string" office:string-value="118 059" calcext:value-type="string">
            <text:p>118 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</text:p>
          </table:table-cell>
          <table:table-cell/>
          <table:table-cell table:formula="of:=CONCATENATE([.A58];[.B58];[.C58])" office:value-type="string" office:string-value="118 060" calcext:value-type="string">
            <text:p>118 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1</text:p>
          </table:table-cell>
          <table:table-cell/>
          <table:table-cell table:formula="of:=CONCATENATE([.A59];[.B59];[.C59])" office:value-type="string" office:string-value="118 061" calcext:value-type="string">
            <text:p>118 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2</text:p>
          </table:table-cell>
          <table:table-cell/>
          <table:table-cell table:formula="of:=CONCATENATE([.A60];[.B60];[.C60])" office:value-type="string" office:string-value="118 062" calcext:value-type="string">
            <text:p>118 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3</text:p>
          </table:table-cell>
          <table:table-cell/>
          <table:table-cell table:formula="of:=CONCATENATE([.A61];[.B61];[.C61])" office:value-type="string" office:string-value="118 063" calcext:value-type="string">
            <text:p>118 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4</text:p>
          </table:table-cell>
          <table:table-cell/>
          <table:table-cell table:formula="of:=CONCATENATE([.A62];[.B62];[.C62])" office:value-type="string" office:string-value="118 064" calcext:value-type="string">
            <text:p>118 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5</text:p>
          </table:table-cell>
          <table:table-cell/>
          <table:table-cell table:formula="of:=CONCATENATE([.A63];[.B63];[.C63])" office:value-type="string" office:string-value="118 065" calcext:value-type="string">
            <text:p>118 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6</text:p>
          </table:table-cell>
          <table:table-cell/>
          <table:table-cell table:formula="of:=CONCATENATE([.A64];[.B64];[.C64])" office:value-type="string" office:string-value="118 066" calcext:value-type="string">
            <text:p>118 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7</text:p>
          </table:table-cell>
          <table:table-cell/>
          <table:table-cell table:formula="of:=CONCATENATE([.A65];[.B65];[.C65])" office:value-type="string" office:string-value="118 067" calcext:value-type="string">
            <text:p>118 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8</text:p>
          </table:table-cell>
          <table:table-cell/>
          <table:table-cell table:formula="of:=CONCATENATE([.A66];[.B66];[.C66])" office:value-type="string" office:string-value="118 068" calcext:value-type="string">
            <text:p>118 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9</text:p>
          </table:table-cell>
          <table:table-cell/>
          <table:table-cell table:formula="of:=CONCATENATE([.A67];[.B67];[.C67])" office:value-type="string" office:string-value="118 069" calcext:value-type="string">
            <text:p>118 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0</text:p>
          </table:table-cell>
          <table:table-cell/>
          <table:table-cell table:formula="of:=CONCATENATE([.A68];[.B68];[.C68])" office:value-type="string" office:string-value="118 070" calcext:value-type="string">
            <text:p>118 0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1</text:p>
          </table:table-cell>
          <table:table-cell/>
          <table:table-cell table:formula="of:=CONCATENATE([.A69];[.B69];[.C69])" office:value-type="string" office:string-value="118 071" calcext:value-type="string">
            <text:p>118 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2</text:p>
          </table:table-cell>
          <table:table-cell/>
          <table:table-cell table:formula="of:=CONCATENATE([.A70];[.B70];[.C70])" office:value-type="string" office:string-value="118 072" calcext:value-type="string">
            <text:p>118 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3</text:p>
          </table:table-cell>
          <table:table-cell/>
          <table:table-cell table:formula="of:=CONCATENATE([.A71];[.B71];[.C71])" office:value-type="string" office:string-value="118 073" calcext:value-type="string">
            <text:p>118 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4</text:p>
          </table:table-cell>
          <table:table-cell/>
          <table:table-cell table:formula="of:=CONCATENATE([.A72];[.B72];[.C72])" office:value-type="string" office:string-value="118 074" calcext:value-type="string">
            <text:p>118 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5</text:p>
          </table:table-cell>
          <table:table-cell/>
          <table:table-cell table:formula="of:=CONCATENATE([.A73];[.B73];[.C73])" office:value-type="string" office:string-value="118 075" calcext:value-type="string">
            <text:p>118 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6</text:p>
          </table:table-cell>
          <table:table-cell/>
          <table:table-cell table:formula="of:=CONCATENATE([.A74];[.B74];[.C74])" office:value-type="string" office:string-value="118 076" calcext:value-type="string">
            <text:p>118 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7</text:p>
          </table:table-cell>
          <table:table-cell/>
          <table:table-cell table:formula="of:=CONCATENATE([.A75];[.B75];[.C75])" office:value-type="string" office:string-value="118 077" calcext:value-type="string">
            <text:p>118 0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8</text:p>
          </table:table-cell>
          <table:table-cell/>
          <table:table-cell table:formula="of:=CONCATENATE([.A76];[.B76];[.C76])" office:value-type="string" office:string-value="118 078" calcext:value-type="string">
            <text:p>118 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9</text:p>
          </table:table-cell>
          <table:table-cell/>
          <table:table-cell table:formula="of:=CONCATENATE([.A77];[.B77];[.C77])" office:value-type="string" office:string-value="118 079" calcext:value-type="string">
            <text:p>118 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0</text:p>
          </table:table-cell>
          <table:table-cell/>
          <table:table-cell table:formula="of:=CONCATENATE([.A78];[.B78];[.C78])" office:value-type="string" office:string-value="118 080" calcext:value-type="string">
            <text:p>118 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1</text:p>
          </table:table-cell>
          <table:table-cell/>
          <table:table-cell table:formula="of:=CONCATENATE([.A79];[.B79];[.C79])" office:value-type="string" office:string-value="118 081" calcext:value-type="string">
            <text:p>118 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2</text:p>
          </table:table-cell>
          <table:table-cell/>
          <table:table-cell table:formula="of:=CONCATENATE([.A80];[.B80];[.C80])" office:value-type="string" office:string-value="118 082" calcext:value-type="string">
            <text:p>118 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3</text:p>
          </table:table-cell>
          <table:table-cell/>
          <table:table-cell table:formula="of:=CONCATENATE([.A81];[.B81];[.C81])" office:value-type="string" office:string-value="118 083" calcext:value-type="string">
            <text:p>118 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4</text:p>
          </table:table-cell>
          <table:table-cell/>
          <table:table-cell table:formula="of:=CONCATENATE([.A82];[.B82];[.C82])" office:value-type="string" office:string-value="118 084" calcext:value-type="string">
            <text:p>118 0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5</text:p>
          </table:table-cell>
          <table:table-cell/>
          <table:table-cell table:formula="of:=CONCATENATE([.A83];[.B83];[.C83])" office:value-type="string" office:string-value="118 085" calcext:value-type="string">
            <text:p>118 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6</text:p>
          </table:table-cell>
          <table:table-cell/>
          <table:table-cell table:formula="of:=CONCATENATE([.A84];[.B84];[.C84])" office:value-type="string" office:string-value="118 086" calcext:value-type="string">
            <text:p>118 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7</text:p>
          </table:table-cell>
          <table:table-cell/>
          <table:table-cell table:formula="of:=CONCATENATE([.A85];[.B85];[.C85])" office:value-type="string" office:string-value="118 087" calcext:value-type="string">
            <text:p>118 087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1</text:p>
          </table:table-cell>
          <table:table-cell/>
          <table:table-cell table:formula="of:=CONCATENATE([.A87];[.B87];[.C87])" office:value-type="string" office:string-value="118 101" calcext:value-type="string">
            <text:p>118 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2</text:p>
          </table:table-cell>
          <table:table-cell/>
          <table:table-cell table:formula="of:=CONCATENATE([.A88];[.B88];[.C88])" office:value-type="string" office:string-value="118 102" calcext:value-type="string">
            <text:p>118 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3</text:p>
          </table:table-cell>
          <table:table-cell/>
          <table:table-cell table:formula="of:=CONCATENATE([.A89];[.B89];[.C89])" office:value-type="string" office:string-value="118 103" calcext:value-type="string">
            <text:p>118 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4</text:p>
          </table:table-cell>
          <table:table-cell/>
          <table:table-cell table:formula="of:=CONCATENATE([.A90];[.B90];[.C90])" office:value-type="string" office:string-value="118 104" calcext:value-type="string">
            <text:p>118 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5</text:p>
          </table:table-cell>
          <table:table-cell/>
          <table:table-cell table:formula="of:=CONCATENATE([.A91];[.B91];[.C91])" office:value-type="string" office:string-value="118 105" calcext:value-type="string">
            <text:p>118 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6</text:p>
          </table:table-cell>
          <table:table-cell/>
          <table:table-cell table:formula="of:=CONCATENATE([.A92];[.B92];[.C92])" office:value-type="string" office:string-value="118 106" calcext:value-type="string">
            <text:p>118 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7</text:p>
          </table:table-cell>
          <table:table-cell/>
          <table:table-cell table:formula="of:=CONCATENATE([.A93];[.B93];[.C93])" office:value-type="string" office:string-value="118 107" calcext:value-type="string">
            <text:p>118 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8</text:p>
          </table:table-cell>
          <table:table-cell/>
          <table:table-cell table:formula="of:=CONCATENATE([.A94];[.B94];[.C94])" office:value-type="string" office:string-value="118 108" calcext:value-type="string">
            <text:p>118 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9</text:p>
          </table:table-cell>
          <table:table-cell/>
          <table:table-cell table:formula="of:=CONCATENATE([.A95];[.B95];[.C95])" office:value-type="string" office:string-value="118 109" calcext:value-type="string">
            <text:p>118 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0</text:p>
          </table:table-cell>
          <table:table-cell/>
          <table:table-cell table:formula="of:=CONCATENATE([.A96];[.B96];[.C96])" office:value-type="string" office:string-value="118 110" calcext:value-type="string">
            <text:p>118 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1</text:p>
          </table:table-cell>
          <table:table-cell/>
          <table:table-cell table:formula="of:=CONCATENATE([.A97];[.B97];[.C97])" office:value-type="string" office:string-value="118 111" calcext:value-type="string">
            <text:p>118 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2</text:p>
          </table:table-cell>
          <table:table-cell/>
          <table:table-cell table:formula="of:=CONCATENATE([.A98];[.B98];[.C98])" office:value-type="string" office:string-value="118 112" calcext:value-type="string">
            <text:p>118 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3</text:p>
          </table:table-cell>
          <table:table-cell/>
          <table:table-cell table:formula="of:=CONCATENATE([.A99];[.B99];[.C99])" office:value-type="string" office:string-value="118 113" calcext:value-type="string">
            <text:p>118 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4</text:p>
          </table:table-cell>
          <table:table-cell/>
          <table:table-cell table:formula="of:=CONCATENATE([.A100];[.B100];[.C100])" office:value-type="string" office:string-value="118 114" calcext:value-type="string">
            <text:p>118 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5</text:p>
          </table:table-cell>
          <table:table-cell/>
          <table:table-cell table:formula="of:=CONCATENATE([.A101];[.B101];[.C101])" office:value-type="string" office:string-value="118 115" calcext:value-type="string">
            <text:p>118 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6</text:p>
          </table:table-cell>
          <table:table-cell/>
          <table:table-cell table:formula="of:=CONCATENATE([.A102];[.B102];[.C102])" office:value-type="string" office:string-value="118 116" calcext:value-type="string">
            <text:p>118 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7</text:p>
          </table:table-cell>
          <table:table-cell/>
          <table:table-cell table:formula="of:=CONCATENATE([.A103];[.B103];[.C103])" office:value-type="string" office:string-value="118 117" calcext:value-type="string">
            <text:p>118 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8</text:p>
          </table:table-cell>
          <table:table-cell/>
          <table:table-cell table:formula="of:=CONCATENATE([.A104];[.B104];[.C104])" office:value-type="string" office:string-value="118 118" calcext:value-type="string">
            <text:p>118 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9</text:p>
          </table:table-cell>
          <table:table-cell/>
          <table:table-cell table:formula="of:=CONCATENATE([.A105];[.B105];[.C105])" office:value-type="string" office:string-value="118 119" calcext:value-type="string">
            <text:p>118 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0</text:p>
          </table:table-cell>
          <table:table-cell/>
          <table:table-cell table:formula="of:=CONCATENATE([.A106];[.B106];[.C106])" office:value-type="string" office:string-value="118 120" calcext:value-type="string">
            <text:p>118 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1</text:p>
          </table:table-cell>
          <table:table-cell/>
          <table:table-cell table:formula="of:=CONCATENATE([.A107];[.B107];[.C107])" office:value-type="string" office:string-value="118 121" calcext:value-type="string">
            <text:p>118 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2</text:p>
          </table:table-cell>
          <table:table-cell/>
          <table:table-cell table:formula="of:=CONCATENATE([.A108];[.B108];[.C108])" office:value-type="string" office:string-value="118 122" calcext:value-type="string">
            <text:p>118 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3</text:p>
          </table:table-cell>
          <table:table-cell/>
          <table:table-cell table:formula="of:=CONCATENATE([.A109];[.B109];[.C109])" office:value-type="string" office:string-value="118 123" calcext:value-type="string">
            <text:p>118 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4</text:p>
          </table:table-cell>
          <table:table-cell/>
          <table:table-cell table:formula="of:=CONCATENATE([.A110];[.B110];[.C110])" office:value-type="string" office:string-value="118 124" calcext:value-type="string">
            <text:p>118 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5</text:p>
          </table:table-cell>
          <table:table-cell/>
          <table:table-cell table:formula="of:=CONCATENATE([.A111];[.B111];[.C111])" office:value-type="string" office:string-value="118 125" calcext:value-type="string">
            <text:p>118 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6</text:p>
          </table:table-cell>
          <table:table-cell/>
          <table:table-cell table:formula="of:=CONCATENATE([.A112];[.B112];[.C112])" office:value-type="string" office:string-value="118 126" calcext:value-type="string">
            <text:p>118 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7</text:p>
          </table:table-cell>
          <table:table-cell/>
          <table:table-cell table:formula="of:=CONCATENATE([.A113];[.B113];[.C113])" office:value-type="string" office:string-value="118 127" calcext:value-type="string">
            <text:p>118 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8</text:p>
          </table:table-cell>
          <table:table-cell/>
          <table:table-cell table:formula="of:=CONCATENATE([.A114];[.B114];[.C114])" office:value-type="string" office:string-value="118 128" calcext:value-type="string">
            <text:p>118 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9</text:p>
          </table:table-cell>
          <table:table-cell/>
          <table:table-cell table:formula="of:=CONCATENATE([.A115];[.B115];[.C115])" office:value-type="string" office:string-value="118 129" calcext:value-type="string">
            <text:p>118 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0</text:p>
          </table:table-cell>
          <table:table-cell/>
          <table:table-cell table:formula="of:=CONCATENATE([.A116];[.B116];[.C116])" office:value-type="string" office:string-value="118 130" calcext:value-type="string">
            <text:p>118 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1</text:p>
          </table:table-cell>
          <table:table-cell/>
          <table:table-cell table:formula="of:=CONCATENATE([.A117];[.B117];[.C117])" office:value-type="string" office:string-value="118 131" calcext:value-type="string">
            <text:p>118 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2</text:p>
          </table:table-cell>
          <table:table-cell/>
          <table:table-cell table:formula="of:=CONCATENATE([.A118];[.B118];[.C118])" office:value-type="string" office:string-value="118 132" calcext:value-type="string">
            <text:p>118 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3</text:p>
          </table:table-cell>
          <table:table-cell/>
          <table:table-cell table:formula="of:=CONCATENATE([.A119];[.B119];[.C119])" office:value-type="string" office:string-value="118 133" calcext:value-type="string">
            <text:p>118 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4</text:p>
          </table:table-cell>
          <table:table-cell/>
          <table:table-cell table:formula="of:=CONCATENATE([.A120];[.B120];[.C120])" office:value-type="string" office:string-value="118 134" calcext:value-type="string">
            <text:p>118 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5</text:p>
          </table:table-cell>
          <table:table-cell/>
          <table:table-cell table:formula="of:=CONCATENATE([.A121];[.B121];[.C121])" office:value-type="string" office:string-value="118 135" calcext:value-type="string">
            <text:p>118 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6</text:p>
          </table:table-cell>
          <table:table-cell/>
          <table:table-cell table:formula="of:=CONCATENATE([.A122];[.B122];[.C122])" office:value-type="string" office:string-value="118 136" calcext:value-type="string">
            <text:p>118 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7</text:p>
          </table:table-cell>
          <table:table-cell/>
          <table:table-cell table:formula="of:=CONCATENATE([.A123];[.B123];[.C123])" office:value-type="string" office:string-value="118 137" calcext:value-type="string">
            <text:p>118 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8</text:p>
          </table:table-cell>
          <table:table-cell/>
          <table:table-cell table:formula="of:=CONCATENATE([.A124];[.B124];[.C124])" office:value-type="string" office:string-value="118 138" calcext:value-type="string">
            <text:p>118 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9</text:p>
          </table:table-cell>
          <table:table-cell/>
          <table:table-cell table:formula="of:=CONCATENATE([.A125];[.B125];[.C125])" office:value-type="string" office:string-value="118 139" calcext:value-type="string">
            <text:p>118 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0</text:p>
          </table:table-cell>
          <table:table-cell/>
          <table:table-cell table:formula="of:=CONCATENATE([.A126];[.B126];[.C126])" office:value-type="string" office:string-value="118 140" calcext:value-type="string">
            <text:p>118 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1</text:p>
          </table:table-cell>
          <table:table-cell/>
          <table:table-cell table:formula="of:=CONCATENATE([.A127];[.B127];[.C127])" office:value-type="string" office:string-value="118 141" calcext:value-type="string">
            <text:p>118 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2</text:p>
          </table:table-cell>
          <table:table-cell/>
          <table:table-cell table:formula="of:=CONCATENATE([.A128];[.B128];[.C128])" office:value-type="string" office:string-value="118 142" calcext:value-type="string">
            <text:p>118 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3</text:p>
          </table:table-cell>
          <table:table-cell/>
          <table:table-cell table:formula="of:=CONCATENATE([.A129];[.B129];[.C129])" office:value-type="string" office:string-value="118 143" calcext:value-type="string">
            <text:p>118 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4</text:p>
          </table:table-cell>
          <table:table-cell/>
          <table:table-cell table:formula="of:=CONCATENATE([.A130];[.B130];[.C130])" office:value-type="string" office:string-value="118 144" calcext:value-type="string">
            <text:p>118 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5</text:p>
          </table:table-cell>
          <table:table-cell/>
          <table:table-cell table:formula="of:=CONCATENATE([.A131];[.B131];[.C131])" office:value-type="string" office:string-value="118 145" calcext:value-type="string">
            <text:p>118 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6</text:p>
          </table:table-cell>
          <table:table-cell/>
          <table:table-cell table:formula="of:=CONCATENATE([.A132];[.B132];[.C132])" office:value-type="string" office:string-value="118 146" calcext:value-type="string">
            <text:p>118 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7</text:p>
          </table:table-cell>
          <table:table-cell/>
          <table:table-cell table:formula="of:=CONCATENATE([.A133];[.B133];[.C133])" office:value-type="string" office:string-value="118 147" calcext:value-type="string">
            <text:p>118 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8</text:p>
          </table:table-cell>
          <table:table-cell/>
          <table:table-cell table:formula="of:=CONCATENATE([.A134];[.B134];[.C134])" office:value-type="string" office:string-value="118 148" calcext:value-type="string">
            <text:p>118 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9</text:p>
          </table:table-cell>
          <table:table-cell/>
          <table:table-cell table:formula="of:=CONCATENATE([.A135];[.B135];[.C135])" office:value-type="string" office:string-value="118 149" calcext:value-type="string">
            <text:p>118 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0</text:p>
          </table:table-cell>
          <table:table-cell/>
          <table:table-cell table:formula="of:=CONCATENATE([.A136];[.B136];[.C136])" office:value-type="string" office:string-value="118 150" calcext:value-type="string">
            <text:p>118 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1</text:p>
          </table:table-cell>
          <table:table-cell/>
          <table:table-cell table:formula="of:=CONCATENATE([.A137];[.B137];[.C137])" office:value-type="string" office:string-value="118 151" calcext:value-type="string">
            <text:p>118 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2</text:p>
          </table:table-cell>
          <table:table-cell/>
          <table:table-cell table:formula="of:=CONCATENATE([.A138];[.B138];[.C138])" office:value-type="string" office:string-value="118 152" calcext:value-type="string">
            <text:p>118 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3</text:p>
          </table:table-cell>
          <table:table-cell/>
          <table:table-cell table:formula="of:=CONCATENATE([.A139];[.B139];[.C139])" office:value-type="string" office:string-value="118 153" calcext:value-type="string">
            <text:p>118 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4</text:p>
          </table:table-cell>
          <table:table-cell/>
          <table:table-cell table:formula="of:=CONCATENATE([.A140];[.B140];[.C140])" office:value-type="string" office:string-value="118 154" calcext:value-type="string">
            <text:p>118 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5</text:p>
          </table:table-cell>
          <table:table-cell/>
          <table:table-cell table:formula="of:=CONCATENATE([.A141];[.B141];[.C141])" office:value-type="string" office:string-value="118 155" calcext:value-type="string">
            <text:p>118 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6</text:p>
          </table:table-cell>
          <table:table-cell/>
          <table:table-cell table:formula="of:=CONCATENATE([.A142];[.B142];[.C142])" office:value-type="string" office:string-value="118 156" calcext:value-type="string">
            <text:p>118 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7</text:p>
          </table:table-cell>
          <table:table-cell/>
          <table:table-cell table:formula="of:=CONCATENATE([.A143];[.B143];[.C143])" office:value-type="string" office:string-value="118 157" calcext:value-type="string">
            <text:p>118 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8</text:p>
          </table:table-cell>
          <table:table-cell/>
          <table:table-cell table:formula="of:=CONCATENATE([.A144];[.B144];[.C144])" office:value-type="string" office:string-value="118 158" calcext:value-type="string">
            <text:p>118 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9</text:p>
          </table:table-cell>
          <table:table-cell/>
          <table:table-cell table:formula="of:=CONCATENATE([.A145];[.B145];[.C145])" office:value-type="string" office:string-value="118 159" calcext:value-type="string">
            <text:p>118 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0</text:p>
          </table:table-cell>
          <table:table-cell/>
          <table:table-cell table:formula="of:=CONCATENATE([.A146];[.B146];[.C146])" office:value-type="string" office:string-value="118 160" calcext:value-type="string">
            <text:p>118 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1</text:p>
          </table:table-cell>
          <table:table-cell/>
          <table:table-cell table:formula="of:=CONCATENATE([.A147];[.B147];[.C147])" office:value-type="string" office:string-value="118 161" calcext:value-type="string">
            <text:p>118 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2</text:p>
          </table:table-cell>
          <table:table-cell/>
          <table:table-cell table:formula="of:=CONCATENATE([.A148];[.B148];[.C148])" office:value-type="string" office:string-value="118 162" calcext:value-type="string">
            <text:p>118 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3</text:p>
          </table:table-cell>
          <table:table-cell/>
          <table:table-cell table:formula="of:=CONCATENATE([.A149];[.B149];[.C149])" office:value-type="string" office:string-value="118 163" calcext:value-type="string">
            <text:p>118 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4</text:p>
          </table:table-cell>
          <table:table-cell/>
          <table:table-cell table:formula="of:=CONCATENATE([.A150];[.B150];[.C150])" office:value-type="string" office:string-value="118 164" calcext:value-type="string">
            <text:p>118 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5</text:p>
          </table:table-cell>
          <table:table-cell/>
          <table:table-cell table:formula="of:=CONCATENATE([.A151];[.B151];[.C151])" office:value-type="string" office:string-value="118 165" calcext:value-type="string">
            <text:p>118 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6</text:p>
          </table:table-cell>
          <table:table-cell/>
          <table:table-cell table:formula="of:=CONCATENATE([.A152];[.B152];[.C152])" office:value-type="string" office:string-value="118 166" calcext:value-type="string">
            <text:p>118 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7</text:p>
          </table:table-cell>
          <table:table-cell/>
          <table:table-cell table:formula="of:=CONCATENATE([.A153];[.B153];[.C153])" office:value-type="string" office:string-value="118 167" calcext:value-type="string">
            <text:p>118 1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8</text:p>
          </table:table-cell>
          <table:table-cell/>
          <table:table-cell table:formula="of:=CONCATENATE([.A154];[.B154];[.C154])" office:value-type="string" office:string-value="118 168" calcext:value-type="string">
            <text:p>118 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9</text:p>
          </table:table-cell>
          <table:table-cell/>
          <table:table-cell table:formula="of:=CONCATENATE([.A155];[.B155];[.C155])" office:value-type="string" office:string-value="118 169" calcext:value-type="string">
            <text:p>118 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0</text:p>
          </table:table-cell>
          <table:table-cell/>
          <table:table-cell table:formula="of:=CONCATENATE([.A156];[.B156];[.C156])" office:value-type="string" office:string-value="118 170" calcext:value-type="string">
            <text:p>118 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1</text:p>
          </table:table-cell>
          <table:table-cell/>
          <table:table-cell table:formula="of:=CONCATENATE([.A157];[.B157];[.C157])" office:value-type="string" office:string-value="118 171" calcext:value-type="string">
            <text:p>118 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2</text:p>
          </table:table-cell>
          <table:table-cell/>
          <table:table-cell table:formula="of:=CONCATENATE([.A158];[.B158];[.C158])" office:value-type="string" office:string-value="118 172" calcext:value-type="string">
            <text:p>118 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3</text:p>
          </table:table-cell>
          <table:table-cell/>
          <table:table-cell table:formula="of:=CONCATENATE([.A159];[.B159];[.C159])" office:value-type="string" office:string-value="118 173" calcext:value-type="string">
            <text:p>118 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4</text:p>
          </table:table-cell>
          <table:table-cell/>
          <table:table-cell table:formula="of:=CONCATENATE([.A160];[.B160];[.C160])" office:value-type="string" office:string-value="118 174" calcext:value-type="string">
            <text:p>118 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5</text:p>
          </table:table-cell>
          <table:table-cell/>
          <table:table-cell table:formula="of:=CONCATENATE([.A161];[.B161];[.C161])" office:value-type="string" office:string-value="118 175" calcext:value-type="string">
            <text:p>118 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6</text:p>
          </table:table-cell>
          <table:table-cell/>
          <table:table-cell table:formula="of:=CONCATENATE([.A162];[.B162];[.C162])" office:value-type="string" office:string-value="118 176" calcext:value-type="string">
            <text:p>118 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7</text:p>
          </table:table-cell>
          <table:table-cell/>
          <table:table-cell table:formula="of:=CONCATENATE([.A163];[.B163];[.C163])" office:value-type="string" office:string-value="118 177" calcext:value-type="string">
            <text:p>118 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8</text:p>
          </table:table-cell>
          <table:table-cell/>
          <table:table-cell table:formula="of:=CONCATENATE([.A164];[.B164];[.C164])" office:value-type="string" office:string-value="118 178" calcext:value-type="string">
            <text:p>118 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9</text:p>
          </table:table-cell>
          <table:table-cell/>
          <table:table-cell table:formula="of:=CONCATENATE([.A165];[.B165];[.C165])" office:value-type="string" office:string-value="118 179" calcext:value-type="string">
            <text:p>118 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0</text:p>
          </table:table-cell>
          <table:table-cell/>
          <table:table-cell table:formula="of:=CONCATENATE([.A166];[.B166];[.C166])" office:value-type="string" office:string-value="118 180" calcext:value-type="string">
            <text:p>118 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1</text:p>
          </table:table-cell>
          <table:table-cell/>
          <table:table-cell table:formula="of:=CONCATENATE([.A167];[.B167];[.C167])" office:value-type="string" office:string-value="118 181" calcext:value-type="string">
            <text:p>118 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2</text:p>
          </table:table-cell>
          <table:table-cell/>
          <table:table-cell table:formula="of:=CONCATENATE([.A168];[.B168];[.C168])" office:value-type="string" office:string-value="118 182" calcext:value-type="string">
            <text:p>118 182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1</text:p>
          </table:table-cell>
          <table:table-cell/>
          <table:table-cell table:formula="of:=CONCATENATE([.A170];[.B170];[.C170])" office:value-type="string" office:string-value="118 201" calcext:value-type="string">
            <text:p>118 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2</text:p>
          </table:table-cell>
          <table:table-cell/>
          <table:table-cell table:formula="of:=CONCATENATE([.A171];[.B171];[.C171])" office:value-type="string" office:string-value="118 202" calcext:value-type="string">
            <text:p>118 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3</text:p>
          </table:table-cell>
          <table:table-cell/>
          <table:table-cell table:formula="of:=CONCATENATE([.A172];[.B172];[.C172])" office:value-type="string" office:string-value="118 203" calcext:value-type="string">
            <text:p>118 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4</text:p>
          </table:table-cell>
          <table:table-cell/>
          <table:table-cell table:formula="of:=CONCATENATE([.A173];[.B173];[.C173])" office:value-type="string" office:string-value="118 204" calcext:value-type="string">
            <text:p>118 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5</text:p>
          </table:table-cell>
          <table:table-cell/>
          <table:table-cell table:formula="of:=CONCATENATE([.A174];[.B174];[.C174])" office:value-type="string" office:string-value="118 205" calcext:value-type="string">
            <text:p>118 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6</text:p>
          </table:table-cell>
          <table:table-cell/>
          <table:table-cell table:formula="of:=CONCATENATE([.A175];[.B175];[.C175])" office:value-type="string" office:string-value="118 206" calcext:value-type="string">
            <text:p>118 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7</text:p>
          </table:table-cell>
          <table:table-cell/>
          <table:table-cell table:formula="of:=CONCATENATE([.A176];[.B176];[.C176])" office:value-type="string" office:string-value="118 207" calcext:value-type="string">
            <text:p>118 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8</text:p>
          </table:table-cell>
          <table:table-cell/>
          <table:table-cell table:formula="of:=CONCATENATE([.A177];[.B177];[.C177])" office:value-type="string" office:string-value="118 208" calcext:value-type="string">
            <text:p>118 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9</text:p>
          </table:table-cell>
          <table:table-cell/>
          <table:table-cell table:formula="of:=CONCATENATE([.A178];[.B178];[.C178])" office:value-type="string" office:string-value="118 209" calcext:value-type="string">
            <text:p>118 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0</text:p>
          </table:table-cell>
          <table:table-cell/>
          <table:table-cell table:formula="of:=CONCATENATE([.A179];[.B179];[.C179])" office:value-type="string" office:string-value="118 210" calcext:value-type="string">
            <text:p>118 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1</text:p>
          </table:table-cell>
          <table:table-cell/>
          <table:table-cell table:formula="of:=CONCATENATE([.A180];[.B180];[.C180])" office:value-type="string" office:string-value="118 211" calcext:value-type="string">
            <text:p>118 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2</text:p>
          </table:table-cell>
          <table:table-cell/>
          <table:table-cell table:formula="of:=CONCATENATE([.A181];[.B181];[.C181])" office:value-type="string" office:string-value="118 212" calcext:value-type="string">
            <text:p>118 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3</text:p>
          </table:table-cell>
          <table:table-cell/>
          <table:table-cell table:formula="of:=CONCATENATE([.A182];[.B182];[.C182])" office:value-type="string" office:string-value="118 213" calcext:value-type="string">
            <text:p>118 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4</text:p>
          </table:table-cell>
          <table:table-cell/>
          <table:table-cell table:formula="of:=CONCATENATE([.A183];[.B183];[.C183])" office:value-type="string" office:string-value="118 214" calcext:value-type="string">
            <text:p>118 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5</text:p>
          </table:table-cell>
          <table:table-cell/>
          <table:table-cell table:formula="of:=CONCATENATE([.A184];[.B184];[.C184])" office:value-type="string" office:string-value="118 215" calcext:value-type="string">
            <text:p>118 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6</text:p>
          </table:table-cell>
          <table:table-cell/>
          <table:table-cell table:formula="of:=CONCATENATE([.A185];[.B185];[.C185])" office:value-type="string" office:string-value="118 216" calcext:value-type="string">
            <text:p>118 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7</text:p>
          </table:table-cell>
          <table:table-cell/>
          <table:table-cell table:formula="of:=CONCATENATE([.A186];[.B186];[.C186])" office:value-type="string" office:string-value="118 217" calcext:value-type="string">
            <text:p>118 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8</text:p>
          </table:table-cell>
          <table:table-cell/>
          <table:table-cell table:formula="of:=CONCATENATE([.A187];[.B187];[.C187])" office:value-type="string" office:string-value="118 218" calcext:value-type="string">
            <text:p>118 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9</text:p>
          </table:table-cell>
          <table:table-cell/>
          <table:table-cell table:formula="of:=CONCATENATE([.A188];[.B188];[.C188])" office:value-type="string" office:string-value="118 219" calcext:value-type="string">
            <text:p>118 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0</text:p>
          </table:table-cell>
          <table:table-cell/>
          <table:table-cell table:formula="of:=CONCATENATE([.A189];[.B189];[.C189])" office:value-type="string" office:string-value="118 220" calcext:value-type="string">
            <text:p>118 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1</text:p>
          </table:table-cell>
          <table:table-cell/>
          <table:table-cell table:formula="of:=CONCATENATE([.A190];[.B190];[.C190])" office:value-type="string" office:string-value="118 221" calcext:value-type="string">
            <text:p>118 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2</text:p>
          </table:table-cell>
          <table:table-cell/>
          <table:table-cell table:formula="of:=CONCATENATE([.A191];[.B191];[.C191])" office:value-type="string" office:string-value="118 222" calcext:value-type="string">
            <text:p>118 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3</text:p>
          </table:table-cell>
          <table:table-cell/>
          <table:table-cell table:formula="of:=CONCATENATE([.A192];[.B192];[.C192])" office:value-type="string" office:string-value="118 223" calcext:value-type="string">
            <text:p>118 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4</text:p>
          </table:table-cell>
          <table:table-cell/>
          <table:table-cell table:formula="of:=CONCATENATE([.A193];[.B193];[.C193])" office:value-type="string" office:string-value="118 224" calcext:value-type="string">
            <text:p>118 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5</text:p>
          </table:table-cell>
          <table:table-cell/>
          <table:table-cell table:formula="of:=CONCATENATE([.A194];[.B194];[.C194])" office:value-type="string" office:string-value="118 225" calcext:value-type="string">
            <text:p>118 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6</text:p>
          </table:table-cell>
          <table:table-cell/>
          <table:table-cell table:formula="of:=CONCATENATE([.A195];[.B195];[.C195])" office:value-type="string" office:string-value="118 226" calcext:value-type="string">
            <text:p>118 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7</text:p>
          </table:table-cell>
          <table:table-cell/>
          <table:table-cell table:formula="of:=CONCATENATE([.A196];[.B196];[.C196])" office:value-type="string" office:string-value="118 227" calcext:value-type="string">
            <text:p>118 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8</text:p>
          </table:table-cell>
          <table:table-cell/>
          <table:table-cell table:formula="of:=CONCATENATE([.A197];[.B197];[.C197])" office:value-type="string" office:string-value="118 228" calcext:value-type="string">
            <text:p>118 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9</text:p>
          </table:table-cell>
          <table:table-cell/>
          <table:table-cell table:formula="of:=CONCATENATE([.A198];[.B198];[.C198])" office:value-type="string" office:string-value="118 229" calcext:value-type="string">
            <text:p>118 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0</text:p>
          </table:table-cell>
          <table:table-cell/>
          <table:table-cell table:formula="of:=CONCATENATE([.A199];[.B199];[.C199])" office:value-type="string" office:string-value="118 230" calcext:value-type="string">
            <text:p>118 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1</text:p>
          </table:table-cell>
          <table:table-cell/>
          <table:table-cell table:formula="of:=CONCATENATE([.A200];[.B200];[.C200])" office:value-type="string" office:string-value="118 231" calcext:value-type="string">
            <text:p>118 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2</text:p>
          </table:table-cell>
          <table:table-cell/>
          <table:table-cell table:formula="of:=CONCATENATE([.A201];[.B201];[.C201])" office:value-type="string" office:string-value="118 232" calcext:value-type="string">
            <text:p>118 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3</text:p>
          </table:table-cell>
          <table:table-cell/>
          <table:table-cell table:formula="of:=CONCATENATE([.A202];[.B202];[.C202])" office:value-type="string" office:string-value="118 233" calcext:value-type="string">
            <text:p>118 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4</text:p>
          </table:table-cell>
          <table:table-cell/>
          <table:table-cell table:formula="of:=CONCATENATE([.A203];[.B203];[.C203])" office:value-type="string" office:string-value="118 234" calcext:value-type="string">
            <text:p>118 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5</text:p>
          </table:table-cell>
          <table:table-cell/>
          <table:table-cell table:formula="of:=CONCATENATE([.A204];[.B204];[.C204])" office:value-type="string" office:string-value="118 235" calcext:value-type="string">
            <text:p>118 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6</text:p>
          </table:table-cell>
          <table:table-cell/>
          <table:table-cell table:formula="of:=CONCATENATE([.A205];[.B205];[.C205])" office:value-type="string" office:string-value="118 236" calcext:value-type="string">
            <text:p>118 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7</text:p>
          </table:table-cell>
          <table:table-cell/>
          <table:table-cell table:formula="of:=CONCATENATE([.A206];[.B206];[.C206])" office:value-type="string" office:string-value="118 237" calcext:value-type="string">
            <text:p>118 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8</text:p>
          </table:table-cell>
          <table:table-cell/>
          <table:table-cell table:formula="of:=CONCATENATE([.A207];[.B207];[.C207])" office:value-type="string" office:string-value="118 238" calcext:value-type="string">
            <text:p>118 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9</text:p>
          </table:table-cell>
          <table:table-cell/>
          <table:table-cell table:formula="of:=CONCATENATE([.A208];[.B208];[.C208])" office:value-type="string" office:string-value="118 239" calcext:value-type="string">
            <text:p>118 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</text:p>
          </table:table-cell>
          <table:table-cell/>
          <table:table-cell table:formula="of:=CONCATENATE([.A209];[.B209];[.C209])" office:value-type="string" office:string-value="118 240" calcext:value-type="string">
            <text:p>118 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1</text:p>
          </table:table-cell>
          <table:table-cell/>
          <table:table-cell table:formula="of:=CONCATENATE([.A210];[.B210];[.C210])" office:value-type="string" office:string-value="118 241" calcext:value-type="string">
            <text:p>118 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2</text:p>
          </table:table-cell>
          <table:table-cell/>
          <table:table-cell table:formula="of:=CONCATENATE([.A211];[.B211];[.C211])" office:value-type="string" office:string-value="118 242" calcext:value-type="string">
            <text:p>118 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3</text:p>
          </table:table-cell>
          <table:table-cell/>
          <table:table-cell table:formula="of:=CONCATENATE([.A212];[.B212];[.C212])" office:value-type="string" office:string-value="118 243" calcext:value-type="string">
            <text:p>118 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4</text:p>
          </table:table-cell>
          <table:table-cell/>
          <table:table-cell table:formula="of:=CONCATENATE([.A213];[.B213];[.C213])" office:value-type="string" office:string-value="118 244" calcext:value-type="string">
            <text:p>118 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5</text:p>
          </table:table-cell>
          <table:table-cell/>
          <table:table-cell table:formula="of:=CONCATENATE([.A214];[.B214];[.C214])" office:value-type="string" office:string-value="118 245" calcext:value-type="string">
            <text:p>118 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6</text:p>
          </table:table-cell>
          <table:table-cell/>
          <table:table-cell table:formula="of:=CONCATENATE([.A215];[.B215];[.C215])" office:value-type="string" office:string-value="118 246" calcext:value-type="string">
            <text:p>118 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7</text:p>
          </table:table-cell>
          <table:table-cell/>
          <table:table-cell table:formula="of:=CONCATENATE([.A216];[.B216];[.C216])" office:value-type="string" office:string-value="118 247" calcext:value-type="string">
            <text:p>118 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8</text:p>
          </table:table-cell>
          <table:table-cell/>
          <table:table-cell table:formula="of:=CONCATENATE([.A217];[.B217];[.C217])" office:value-type="string" office:string-value="118 248" calcext:value-type="string">
            <text:p>118 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9</text:p>
          </table:table-cell>
          <table:table-cell/>
          <table:table-cell table:formula="of:=CONCATENATE([.A218];[.B218];[.C218])" office:value-type="string" office:string-value="118 249" calcext:value-type="string">
            <text:p>118 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0</text:p>
          </table:table-cell>
          <table:table-cell/>
          <table:table-cell table:formula="of:=CONCATENATE([.A219];[.B219];[.C219])" office:value-type="string" office:string-value="118 250" calcext:value-type="string">
            <text:p>118 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1</text:p>
          </table:table-cell>
          <table:table-cell/>
          <table:table-cell table:formula="of:=CONCATENATE([.A220];[.B220];[.C220])" office:value-type="string" office:string-value="118 251" calcext:value-type="string">
            <text:p>118 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2</text:p>
          </table:table-cell>
          <table:table-cell/>
          <table:table-cell table:formula="of:=CONCATENATE([.A221];[.B221];[.C221])" office:value-type="string" office:string-value="118 252" calcext:value-type="string">
            <text:p>118 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3</text:p>
          </table:table-cell>
          <table:table-cell/>
          <table:table-cell table:formula="of:=CONCATENATE([.A222];[.B222];[.C222])" office:value-type="string" office:string-value="118 253" calcext:value-type="string">
            <text:p>118 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4</text:p>
          </table:table-cell>
          <table:table-cell/>
          <table:table-cell table:formula="of:=CONCATENATE([.A223];[.B223];[.C223])" office:value-type="string" office:string-value="118 254" calcext:value-type="string">
            <text:p>118 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5</text:p>
          </table:table-cell>
          <table:table-cell/>
          <table:table-cell table:formula="of:=CONCATENATE([.A224];[.B224];[.C224])" office:value-type="string" office:string-value="118 255" calcext:value-type="string">
            <text:p>118 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6</text:p>
          </table:table-cell>
          <table:table-cell/>
          <table:table-cell table:formula="of:=CONCATENATE([.A225];[.B225];[.C225])" office:value-type="string" office:string-value="118 256" calcext:value-type="string">
            <text:p>118 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7</text:p>
          </table:table-cell>
          <table:table-cell/>
          <table:table-cell table:formula="of:=CONCATENATE([.A226];[.B226];[.C226])" office:value-type="string" office:string-value="118 257" calcext:value-type="string">
            <text:p>118 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8</text:p>
          </table:table-cell>
          <table:table-cell/>
          <table:table-cell table:formula="of:=CONCATENATE([.A227];[.B227];[.C227])" office:value-type="string" office:string-value="118 258" calcext:value-type="string">
            <text:p>118 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9</text:p>
          </table:table-cell>
          <table:table-cell/>
          <table:table-cell table:formula="of:=CONCATENATE([.A228];[.B228];[.C228])" office:value-type="string" office:string-value="118 259" calcext:value-type="string">
            <text:p>118 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0</text:p>
          </table:table-cell>
          <table:table-cell/>
          <table:table-cell table:formula="of:=CONCATENATE([.A229];[.B229];[.C229])" office:value-type="string" office:string-value="118 260" calcext:value-type="string">
            <text:p>118 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1</text:p>
          </table:table-cell>
          <table:table-cell/>
          <table:table-cell table:formula="of:=CONCATENATE([.A230];[.B230];[.C230])" office:value-type="string" office:string-value="118 261" calcext:value-type="string">
            <text:p>118 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2</text:p>
          </table:table-cell>
          <table:table-cell/>
          <table:table-cell table:formula="of:=CONCATENATE([.A231];[.B231];[.C231])" office:value-type="string" office:string-value="118 262" calcext:value-type="string">
            <text:p>118 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3</text:p>
          </table:table-cell>
          <table:table-cell/>
          <table:table-cell table:formula="of:=CONCATENATE([.A232];[.B232];[.C232])" office:value-type="string" office:string-value="118 263" calcext:value-type="string">
            <text:p>118 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4</text:p>
          </table:table-cell>
          <table:table-cell/>
          <table:table-cell table:formula="of:=CONCATENATE([.A233];[.B233];[.C233])" office:value-type="string" office:string-value="118 264" calcext:value-type="string">
            <text:p>118 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5</text:p>
          </table:table-cell>
          <table:table-cell/>
          <table:table-cell table:formula="of:=CONCATENATE([.A234];[.B234];[.C234])" office:value-type="string" office:string-value="118 265" calcext:value-type="string">
            <text:p>118 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6</text:p>
          </table:table-cell>
          <table:table-cell/>
          <table:table-cell table:formula="of:=CONCATENATE([.A235];[.B235];[.C235])" office:value-type="string" office:string-value="118 266" calcext:value-type="string">
            <text:p>118 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7</text:p>
          </table:table-cell>
          <table:table-cell/>
          <table:table-cell table:formula="of:=CONCATENATE([.A236];[.B236];[.C236])" office:value-type="string" office:string-value="118 267" calcext:value-type="string">
            <text:p>118 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8</text:p>
          </table:table-cell>
          <table:table-cell/>
          <table:table-cell table:formula="of:=CONCATENATE([.A237];[.B237];[.C237])" office:value-type="string" office:string-value="118 268" calcext:value-type="string">
            <text:p>118 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9</text:p>
          </table:table-cell>
          <table:table-cell/>
          <table:table-cell table:formula="of:=CONCATENATE([.A238];[.B238];[.C238])" office:value-type="string" office:string-value="118 269" calcext:value-type="string">
            <text:p>118 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0</text:p>
          </table:table-cell>
          <table:table-cell/>
          <table:table-cell table:formula="of:=CONCATENATE([.A239];[.B239];[.C239])" office:value-type="string" office:string-value="118 270" calcext:value-type="string">
            <text:p>118 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1</text:p>
          </table:table-cell>
          <table:table-cell/>
          <table:table-cell table:formula="of:=CONCATENATE([.A240];[.B240];[.C240])" office:value-type="string" office:string-value="118 271" calcext:value-type="string">
            <text:p>118 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2</text:p>
          </table:table-cell>
          <table:table-cell/>
          <table:table-cell table:formula="of:=CONCATENATE([.A241];[.B241];[.C241])" office:value-type="string" office:string-value="118 272" calcext:value-type="string">
            <text:p>118 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3</text:p>
          </table:table-cell>
          <table:table-cell/>
          <table:table-cell table:formula="of:=CONCATENATE([.A242];[.B242];[.C242])" office:value-type="string" office:string-value="118 273" calcext:value-type="string">
            <text:p>118 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4</text:p>
          </table:table-cell>
          <table:table-cell/>
          <table:table-cell table:formula="of:=CONCATENATE([.A243];[.B243];[.C243])" office:value-type="string" office:string-value="118 274" calcext:value-type="string">
            <text:p>118 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5</text:p>
          </table:table-cell>
          <table:table-cell/>
          <table:table-cell table:formula="of:=CONCATENATE([.A244];[.B244];[.C244])" office:value-type="string" office:string-value="118 275" calcext:value-type="string">
            <text:p>118 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6</text:p>
          </table:table-cell>
          <table:table-cell/>
          <table:table-cell table:formula="of:=CONCATENATE([.A245];[.B245];[.C245])" office:value-type="string" office:string-value="118 276" calcext:value-type="string">
            <text:p>118 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7</text:p>
          </table:table-cell>
          <table:table-cell/>
          <table:table-cell table:formula="of:=CONCATENATE([.A246];[.B246];[.C246])" office:value-type="string" office:string-value="118 277" calcext:value-type="string">
            <text:p>118 2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8</text:p>
          </table:table-cell>
          <table:table-cell/>
          <table:table-cell table:formula="of:=CONCATENATE([.A247];[.B247];[.C247])" office:value-type="string" office:string-value="118 278" calcext:value-type="string">
            <text:p>118 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9</text:p>
          </table:table-cell>
          <table:table-cell/>
          <table:table-cell table:formula="of:=CONCATENATE([.A248];[.B248];[.C248])" office:value-type="string" office:string-value="118 279" calcext:value-type="string">
            <text:p>118 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0</text:p>
          </table:table-cell>
          <table:table-cell/>
          <table:table-cell table:formula="of:=CONCATENATE([.A249];[.B249];[.C249])" office:value-type="string" office:string-value="118 280" calcext:value-type="string">
            <text:p>118 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1</text:p>
          </table:table-cell>
          <table:table-cell/>
          <table:table-cell table:formula="of:=CONCATENATE([.A250];[.B250];[.C250])" office:value-type="string" office:string-value="118 281" calcext:value-type="string">
            <text:p>118 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2</text:p>
          </table:table-cell>
          <table:table-cell/>
          <table:table-cell table:formula="of:=CONCATENATE([.A251];[.B251];[.C251])" office:value-type="string" office:string-value="118 282" calcext:value-type="string">
            <text:p>118 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3</text:p>
          </table:table-cell>
          <table:table-cell/>
          <table:table-cell table:formula="of:=CONCATENATE([.A252];[.B252];[.C252])" office:value-type="string" office:string-value="118 283" calcext:value-type="string">
            <text:p>118 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4</text:p>
          </table:table-cell>
          <table:table-cell/>
          <table:table-cell table:formula="of:=CONCATENATE([.A253];[.B253];[.C253])" office:value-type="string" office:string-value="118 284" calcext:value-type="string">
            <text:p>118 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5</text:p>
          </table:table-cell>
          <table:table-cell/>
          <table:table-cell table:formula="of:=CONCATENATE([.A254];[.B254];[.C254])" office:value-type="string" office:string-value="118 285" calcext:value-type="string">
            <text:p>118 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6</text:p>
          </table:table-cell>
          <table:table-cell/>
          <table:table-cell table:formula="of:=CONCATENATE([.A255];[.B255];[.C255])" office:value-type="string" office:string-value="118 286" calcext:value-type="string">
            <text:p>118 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7</text:p>
          </table:table-cell>
          <table:table-cell/>
          <table:table-cell table:formula="of:=CONCATENATE([.A256];[.B256];[.C256])" office:value-type="string" office:string-value="118 287" calcext:value-type="string">
            <text:p>118 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8</text:p>
          </table:table-cell>
          <table:table-cell/>
          <table:table-cell table:formula="of:=CONCATENATE([.A257];[.B257];[.C257])" office:value-type="string" office:string-value="118 288" calcext:value-type="string">
            <text:p>118 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9</text:p>
          </table:table-cell>
          <table:table-cell/>
          <table:table-cell table:formula="of:=CONCATENATE([.A258];[.B258];[.C258])" office:value-type="string" office:string-value="118 289" calcext:value-type="string">
            <text:p>118 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0</text:p>
          </table:table-cell>
          <table:table-cell/>
          <table:table-cell table:formula="of:=CONCATENATE([.A259];[.B259];[.C259])" office:value-type="string" office:string-value="118 290" calcext:value-type="string">
            <text:p>118 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1</text:p>
          </table:table-cell>
          <table:table-cell/>
          <table:table-cell table:formula="of:=CONCATENATE([.A260];[.B260];[.C260])" office:value-type="string" office:string-value="118 291" calcext:value-type="string">
            <text:p>118 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2</text:p>
          </table:table-cell>
          <table:table-cell/>
          <table:table-cell table:formula="of:=CONCATENATE([.A261];[.B261];[.C261])" office:value-type="string" office:string-value="118 292" calcext:value-type="string">
            <text:p>118 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3</text:p>
          </table:table-cell>
          <table:table-cell/>
          <table:table-cell table:formula="of:=CONCATENATE([.A262];[.B262];[.C262])" office:value-type="string" office:string-value="118 293" calcext:value-type="string">
            <text:p>118 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4</text:p>
          </table:table-cell>
          <table:table-cell/>
          <table:table-cell table:formula="of:=CONCATENATE([.A263];[.B263];[.C263])" office:value-type="string" office:string-value="118 294" calcext:value-type="string">
            <text:p>118 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5</text:p>
          </table:table-cell>
          <table:table-cell/>
          <table:table-cell table:formula="of:=CONCATENATE([.A264];[.B264];[.C264])" office:value-type="string" office:string-value="118 295" calcext:value-type="string">
            <text:p>118 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6</text:p>
          </table:table-cell>
          <table:table-cell/>
          <table:table-cell table:formula="of:=CONCATENATE([.A265];[.B265];[.C265])" office:value-type="string" office:string-value="118 296" calcext:value-type="string">
            <text:p>118 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7</text:p>
          </table:table-cell>
          <table:table-cell/>
          <table:table-cell table:formula="of:=CONCATENATE([.A266];[.B266];[.C266])" office:value-type="string" office:string-value="118 297" calcext:value-type="string">
            <text:p>118 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8</text:p>
          </table:table-cell>
          <table:table-cell/>
          <table:table-cell table:formula="of:=CONCATENATE([.A267];[.B267];[.C267])" office:value-type="string" office:string-value="118 298" calcext:value-type="string">
            <text:p>118 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9</text:p>
          </table:table-cell>
          <table:table-cell/>
          <table:table-cell table:formula="of:=CONCATENATE([.A268];[.B268];[.C268])" office:value-type="string" office:string-value="118 299" calcext:value-type="string">
            <text:p>118 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0</text:p>
          </table:table-cell>
          <table:table-cell/>
          <table:table-cell table:formula="of:=CONCATENATE([.A269];[.B269];[.C269])" office:value-type="string" office:string-value="118 300" calcext:value-type="string">
            <text:p>118 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1</text:p>
          </table:table-cell>
          <table:table-cell/>
          <table:table-cell table:formula="of:=CONCATENATE([.A270];[.B270];[.C270])" office:value-type="string" office:string-value="118 301" calcext:value-type="string">
            <text:p>118 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2</text:p>
          </table:table-cell>
          <table:table-cell/>
          <table:table-cell table:formula="of:=CONCATENATE([.A271];[.B271];[.C271])" office:value-type="string" office:string-value="118 302" calcext:value-type="string">
            <text:p>118 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3</text:p>
          </table:table-cell>
          <table:table-cell/>
          <table:table-cell table:formula="of:=CONCATENATE([.A272];[.B272];[.C272])" office:value-type="string" office:string-value="118 303" calcext:value-type="string">
            <text:p>118 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4</text:p>
          </table:table-cell>
          <table:table-cell/>
          <table:table-cell table:formula="of:=CONCATENATE([.A273];[.B273];[.C273])" office:value-type="string" office:string-value="118 304" calcext:value-type="string">
            <text:p>118 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5</text:p>
          </table:table-cell>
          <table:table-cell/>
          <table:table-cell table:formula="of:=CONCATENATE([.A274];[.B274];[.C274])" office:value-type="string" office:string-value="118 305" calcext:value-type="string">
            <text:p>118 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6</text:p>
          </table:table-cell>
          <table:table-cell/>
          <table:table-cell table:formula="of:=CONCATENATE([.A275];[.B275];[.C275])" office:value-type="string" office:string-value="118 306" calcext:value-type="string">
            <text:p>118 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7</text:p>
          </table:table-cell>
          <table:table-cell/>
          <table:table-cell table:formula="of:=CONCATENATE([.A276];[.B276];[.C276])" office:value-type="string" office:string-value="118 307" calcext:value-type="string">
            <text:p>118 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8</text:p>
          </table:table-cell>
          <table:table-cell/>
          <table:table-cell table:formula="of:=CONCATENATE([.A277];[.B277];[.C277])" office:value-type="string" office:string-value="118 308" calcext:value-type="string">
            <text:p>118 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9</text:p>
          </table:table-cell>
          <table:table-cell/>
          <table:table-cell table:formula="of:=CONCATENATE([.A278];[.B278];[.C278])" office:value-type="string" office:string-value="118 309" calcext:value-type="string">
            <text:p>118 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0</text:p>
          </table:table-cell>
          <table:table-cell/>
          <table:table-cell table:formula="of:=CONCATENATE([.A279];[.B279];[.C279])" office:value-type="string" office:string-value="118 310" calcext:value-type="string">
            <text:p>118 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1</text:p>
          </table:table-cell>
          <table:table-cell/>
          <table:table-cell table:formula="of:=CONCATENATE([.A280];[.B280];[.C280])" office:value-type="string" office:string-value="118 311" calcext:value-type="string">
            <text:p>118 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2</text:p>
          </table:table-cell>
          <table:table-cell/>
          <table:table-cell table:formula="of:=CONCATENATE([.A281];[.B281];[.C281])" office:value-type="string" office:string-value="118 312" calcext:value-type="string">
            <text:p>118 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3</text:p>
          </table:table-cell>
          <table:table-cell/>
          <table:table-cell table:formula="of:=CONCATENATE([.A282];[.B282];[.C282])" office:value-type="string" office:string-value="118 313" calcext:value-type="string">
            <text:p>118 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4</text:p>
          </table:table-cell>
          <table:table-cell/>
          <table:table-cell table:formula="of:=CONCATENATE([.A283];[.B283];[.C283])" office:value-type="string" office:string-value="118 314" calcext:value-type="string">
            <text:p>118 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5</text:p>
          </table:table-cell>
          <table:table-cell/>
          <table:table-cell table:formula="of:=CONCATENATE([.A284];[.B284];[.C284])" office:value-type="string" office:string-value="118 315" calcext:value-type="string">
            <text:p>118 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6</text:p>
          </table:table-cell>
          <table:table-cell/>
          <table:table-cell table:formula="of:=CONCATENATE([.A285];[.B285];[.C285])" office:value-type="string" office:string-value="118 316" calcext:value-type="string">
            <text:p>118 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7</text:p>
          </table:table-cell>
          <table:table-cell/>
          <table:table-cell table:formula="of:=CONCATENATE([.A286];[.B286];[.C286])" office:value-type="string" office:string-value="118 317" calcext:value-type="string">
            <text:p>118 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8</text:p>
          </table:table-cell>
          <table:table-cell/>
          <table:table-cell table:formula="of:=CONCATENATE([.A287];[.B287];[.C287])" office:value-type="string" office:string-value="118 318" calcext:value-type="string">
            <text:p>118 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9</text:p>
          </table:table-cell>
          <table:table-cell/>
          <table:table-cell table:formula="of:=CONCATENATE([.A288];[.B288];[.C288])" office:value-type="string" office:string-value="118 319" calcext:value-type="string">
            <text:p>118 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0</text:p>
          </table:table-cell>
          <table:table-cell/>
          <table:table-cell table:formula="of:=CONCATENATE([.A289];[.B289];[.C289])" office:value-type="string" office:string-value="118 320" calcext:value-type="string">
            <text:p>118 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1</text:p>
          </table:table-cell>
          <table:table-cell/>
          <table:table-cell table:formula="of:=CONCATENATE([.A290];[.B290];[.C290])" office:value-type="string" office:string-value="118 321" calcext:value-type="string">
            <text:p>118 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2</text:p>
          </table:table-cell>
          <table:table-cell/>
          <table:table-cell table:formula="of:=CONCATENATE([.A291];[.B291];[.C291])" office:value-type="string" office:string-value="118 322" calcext:value-type="string">
            <text:p>118 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3</text:p>
          </table:table-cell>
          <table:table-cell/>
          <table:table-cell table:formula="of:=CONCATENATE([.A292];[.B292];[.C292])" office:value-type="string" office:string-value="118 323" calcext:value-type="string">
            <text:p>118 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4</text:p>
          </table:table-cell>
          <table:table-cell/>
          <table:table-cell table:formula="of:=CONCATENATE([.A293];[.B293];[.C293])" office:value-type="string" office:string-value="118 324" calcext:value-type="string">
            <text:p>118 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5</text:p>
          </table:table-cell>
          <table:table-cell/>
          <table:table-cell table:formula="of:=CONCATENATE([.A294];[.B294];[.C294])" office:value-type="string" office:string-value="118 325" calcext:value-type="string">
            <text:p>118 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6</text:p>
          </table:table-cell>
          <table:table-cell/>
          <table:table-cell table:formula="of:=CONCATENATE([.A295];[.B295];[.C295])" office:value-type="string" office:string-value="118 326" calcext:value-type="string">
            <text:p>118 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7</text:p>
          </table:table-cell>
          <table:table-cell/>
          <table:table-cell table:formula="of:=CONCATENATE([.A296];[.B296];[.C296])" office:value-type="string" office:string-value="118 327" calcext:value-type="string">
            <text:p>118 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8</text:p>
          </table:table-cell>
          <table:table-cell/>
          <table:table-cell table:formula="of:=CONCATENATE([.A297];[.B297];[.C297])" office:value-type="string" office:string-value="118 328" calcext:value-type="string">
            <text:p>118 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9</text:p>
          </table:table-cell>
          <table:table-cell/>
          <table:table-cell table:formula="of:=CONCATENATE([.A298];[.B298];[.C298])" office:value-type="string" office:string-value="118 329" calcext:value-type="string">
            <text:p>118 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0</text:p>
          </table:table-cell>
          <table:table-cell/>
          <table:table-cell table:formula="of:=CONCATENATE([.A299];[.B299];[.C299])" office:value-type="string" office:string-value="118 330" calcext:value-type="string">
            <text:p>118 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1</text:p>
          </table:table-cell>
          <table:table-cell/>
          <table:table-cell table:formula="of:=CONCATENATE([.A300];[.B300];[.C300])" office:value-type="string" office:string-value="118 331" calcext:value-type="string">
            <text:p>118 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2</text:p>
          </table:table-cell>
          <table:table-cell/>
          <table:table-cell table:formula="of:=CONCATENATE([.A301];[.B301];[.C301])" office:value-type="string" office:string-value="118 332" calcext:value-type="string">
            <text:p>118 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3</text:p>
          </table:table-cell>
          <table:table-cell/>
          <table:table-cell table:formula="of:=CONCATENATE([.A302];[.B302];[.C302])" office:value-type="string" office:string-value="118 333" calcext:value-type="string">
            <text:p>118 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4</text:p>
          </table:table-cell>
          <table:table-cell/>
          <table:table-cell table:formula="of:=CONCATENATE([.A303];[.B303];[.C303])" office:value-type="string" office:string-value="118 334" calcext:value-type="string">
            <text:p>118 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5</text:p>
          </table:table-cell>
          <table:table-cell/>
          <table:table-cell table:formula="of:=CONCATENATE([.A304];[.B304];[.C304])" office:value-type="string" office:string-value="118 335" calcext:value-type="string">
            <text:p>118 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6</text:p>
          </table:table-cell>
          <table:table-cell/>
          <table:table-cell table:formula="of:=CONCATENATE([.A305];[.B305];[.C305])" office:value-type="string" office:string-value="118 336" calcext:value-type="string">
            <text:p>118 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7</text:p>
          </table:table-cell>
          <table:table-cell/>
          <table:table-cell table:formula="of:=CONCATENATE([.A306];[.B306];[.C306])" office:value-type="string" office:string-value="118 337" calcext:value-type="string">
            <text:p>118 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8</text:p>
          </table:table-cell>
          <table:table-cell/>
          <table:table-cell table:formula="of:=CONCATENATE([.A307];[.B307];[.C307])" office:value-type="string" office:string-value="118 338" calcext:value-type="string">
            <text:p>118 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9</text:p>
          </table:table-cell>
          <table:table-cell/>
          <table:table-cell table:formula="of:=CONCATENATE([.A308];[.B308];[.C308])" office:value-type="string" office:string-value="118 339" calcext:value-type="string">
            <text:p>118 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0</text:p>
          </table:table-cell>
          <table:table-cell/>
          <table:table-cell table:formula="of:=CONCATENATE([.A309];[.B309];[.C309])" office:value-type="string" office:string-value="118 340" calcext:value-type="string">
            <text:p>118 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1</text:p>
          </table:table-cell>
          <table:table-cell/>
          <table:table-cell table:formula="of:=CONCATENATE([.A310];[.B310];[.C310])" office:value-type="string" office:string-value="118 341" calcext:value-type="string">
            <text:p>118 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2</text:p>
          </table:table-cell>
          <table:table-cell/>
          <table:table-cell table:formula="of:=CONCATENATE([.A311];[.B311];[.C311])" office:value-type="string" office:string-value="118 342" calcext:value-type="string">
            <text:p>118 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3</text:p>
          </table:table-cell>
          <table:table-cell/>
          <table:table-cell table:formula="of:=CONCATENATE([.A312];[.B312];[.C312])" office:value-type="string" office:string-value="118 343" calcext:value-type="string">
            <text:p>118 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4</text:p>
          </table:table-cell>
          <table:table-cell/>
          <table:table-cell table:formula="of:=CONCATENATE([.A313];[.B313];[.C313])" office:value-type="string" office:string-value="118 344" calcext:value-type="string">
            <text:p>118 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5</text:p>
          </table:table-cell>
          <table:table-cell/>
          <table:table-cell table:formula="of:=CONCATENATE([.A314];[.B314];[.C314])" office:value-type="string" office:string-value="118 345" calcext:value-type="string">
            <text:p>118 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6</text:p>
          </table:table-cell>
          <table:table-cell/>
          <table:table-cell table:formula="of:=CONCATENATE([.A315];[.B315];[.C315])" office:value-type="string" office:string-value="118 346" calcext:value-type="string">
            <text:p>118 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7</text:p>
          </table:table-cell>
          <table:table-cell/>
          <table:table-cell table:formula="of:=CONCATENATE([.A316];[.B316];[.C316])" office:value-type="string" office:string-value="118 347" calcext:value-type="string">
            <text:p>118 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8</text:p>
          </table:table-cell>
          <table:table-cell/>
          <table:table-cell table:formula="of:=CONCATENATE([.A317];[.B317];[.C317])" office:value-type="string" office:string-value="118 348" calcext:value-type="string">
            <text:p>118 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9</text:p>
          </table:table-cell>
          <table:table-cell/>
          <table:table-cell table:formula="of:=CONCATENATE([.A318];[.B318];[.C318])" office:value-type="string" office:string-value="118 349" calcext:value-type="string">
            <text:p>118 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0</text:p>
          </table:table-cell>
          <table:table-cell/>
          <table:table-cell table:formula="of:=CONCATENATE([.A319];[.B319];[.C319])" office:value-type="string" office:string-value="118 350" calcext:value-type="string">
            <text:p>118 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1</text:p>
          </table:table-cell>
          <table:table-cell/>
          <table:table-cell table:formula="of:=CONCATENATE([.A320];[.B320];[.C320])" office:value-type="string" office:string-value="118 351" calcext:value-type="string">
            <text:p>118 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2</text:p>
          </table:table-cell>
          <table:table-cell/>
          <table:table-cell table:formula="of:=CONCATENATE([.A321];[.B321];[.C321])" office:value-type="string" office:string-value="118 352" calcext:value-type="string">
            <text:p>118 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3</text:p>
          </table:table-cell>
          <table:table-cell/>
          <table:table-cell table:formula="of:=CONCATENATE([.A322];[.B322];[.C322])" office:value-type="string" office:string-value="118 353" calcext:value-type="string">
            <text:p>118 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4</text:p>
          </table:table-cell>
          <table:table-cell/>
          <table:table-cell table:formula="of:=CONCATENATE([.A323];[.B323];[.C323])" office:value-type="string" office:string-value="118 354" calcext:value-type="string">
            <text:p>118 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5</text:p>
          </table:table-cell>
          <table:table-cell/>
          <table:table-cell table:formula="of:=CONCATENATE([.A324];[.B324];[.C324])" office:value-type="string" office:string-value="118 355" calcext:value-type="string">
            <text:p>118 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6</text:p>
          </table:table-cell>
          <table:table-cell/>
          <table:table-cell table:formula="of:=CONCATENATE([.A325];[.B325];[.C325])" office:value-type="string" office:string-value="118 356" calcext:value-type="string">
            <text:p>118 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7</text:p>
          </table:table-cell>
          <table:table-cell/>
          <table:table-cell table:formula="of:=CONCATENATE([.A326];[.B326];[.C326])" office:value-type="string" office:string-value="118 357" calcext:value-type="string">
            <text:p>118 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8</text:p>
          </table:table-cell>
          <table:table-cell/>
          <table:table-cell table:formula="of:=CONCATENATE([.A327];[.B327];[.C327])" office:value-type="string" office:string-value="118 358" calcext:value-type="string">
            <text:p>118 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9</text:p>
          </table:table-cell>
          <table:table-cell/>
          <table:table-cell table:formula="of:=CONCATENATE([.A328];[.B328];[.C328])" office:value-type="string" office:string-value="118 359" calcext:value-type="string">
            <text:p>118 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0</text:p>
          </table:table-cell>
          <table:table-cell/>
          <table:table-cell table:formula="of:=CONCATENATE([.A329];[.B329];[.C329])" office:value-type="string" office:string-value="118 360" calcext:value-type="string">
            <text:p>118 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1</text:p>
          </table:table-cell>
          <table:table-cell/>
          <table:table-cell table:formula="of:=CONCATENATE([.A330];[.B330];[.C330])" office:value-type="string" office:string-value="118 361" calcext:value-type="string">
            <text:p>118 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2</text:p>
          </table:table-cell>
          <table:table-cell/>
          <table:table-cell table:formula="of:=CONCATENATE([.A331];[.B331];[.C331])" office:value-type="string" office:string-value="118 362" calcext:value-type="string">
            <text:p>118 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3</text:p>
          </table:table-cell>
          <table:table-cell/>
          <table:table-cell table:formula="of:=CONCATENATE([.A332];[.B332];[.C332])" office:value-type="string" office:string-value="118 363" calcext:value-type="string">
            <text:p>118 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4</text:p>
          </table:table-cell>
          <table:table-cell/>
          <table:table-cell table:formula="of:=CONCATENATE([.A333];[.B333];[.C333])" office:value-type="string" office:string-value="118 364" calcext:value-type="string">
            <text:p>118 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5</text:p>
          </table:table-cell>
          <table:table-cell/>
          <table:table-cell table:formula="of:=CONCATENATE([.A334];[.B334];[.C334])" office:value-type="string" office:string-value="118 365" calcext:value-type="string">
            <text:p>118 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6</text:p>
          </table:table-cell>
          <table:table-cell/>
          <table:table-cell table:formula="of:=CONCATENATE([.A335];[.B335];[.C335])" office:value-type="string" office:string-value="118 366" calcext:value-type="string">
            <text:p>118 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7</text:p>
          </table:table-cell>
          <table:table-cell/>
          <table:table-cell table:formula="of:=CONCATENATE([.A336];[.B336];[.C336])" office:value-type="string" office:string-value="118 367" calcext:value-type="string">
            <text:p>118 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8</text:p>
          </table:table-cell>
          <table:table-cell/>
          <table:table-cell table:formula="of:=CONCATENATE([.A337];[.B337];[.C337])" office:value-type="string" office:string-value="118 368" calcext:value-type="string">
            <text:p>118 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9</text:p>
          </table:table-cell>
          <table:table-cell/>
          <table:table-cell table:formula="of:=CONCATENATE([.A338];[.B338];[.C338])" office:value-type="string" office:string-value="118 369" calcext:value-type="string">
            <text:p>118 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0</text:p>
          </table:table-cell>
          <table:table-cell/>
          <table:table-cell table:formula="of:=CONCATENATE([.A339];[.B339];[.C339])" office:value-type="string" office:string-value="118 370" calcext:value-type="string">
            <text:p>118 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1</text:p>
          </table:table-cell>
          <table:table-cell/>
          <table:table-cell table:formula="of:=CONCATENATE([.A340];[.B340];[.C340])" office:value-type="string" office:string-value="118 371" calcext:value-type="string">
            <text:p>118 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2</text:p>
          </table:table-cell>
          <table:table-cell/>
          <table:table-cell table:formula="of:=CONCATENATE([.A341];[.B341];[.C341])" office:value-type="string" office:string-value="118 372" calcext:value-type="string">
            <text:p>118 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3</text:p>
          </table:table-cell>
          <table:table-cell/>
          <table:table-cell table:formula="of:=CONCATENATE([.A342];[.B342];[.C342])" office:value-type="string" office:string-value="118 373" calcext:value-type="string">
            <text:p>118 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4</text:p>
          </table:table-cell>
          <table:table-cell/>
          <table:table-cell table:formula="of:=CONCATENATE([.A343];[.B343];[.C343])" office:value-type="string" office:string-value="118 374" calcext:value-type="string">
            <text:p>118 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5</text:p>
          </table:table-cell>
          <table:table-cell/>
          <table:table-cell table:formula="of:=CONCATENATE([.A344];[.B344];[.C344])" office:value-type="string" office:string-value="118 375" calcext:value-type="string">
            <text:p>118 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6</text:p>
          </table:table-cell>
          <table:table-cell/>
          <table:table-cell table:formula="of:=CONCATENATE([.A345];[.B345];[.C345])" office:value-type="string" office:string-value="118 376" calcext:value-type="string">
            <text:p>118 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7</text:p>
          </table:table-cell>
          <table:table-cell/>
          <table:table-cell table:formula="of:=CONCATENATE([.A346];[.B346];[.C346])" office:value-type="string" office:string-value="118 377" calcext:value-type="string">
            <text:p>118 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8</text:p>
          </table:table-cell>
          <table:table-cell/>
          <table:table-cell table:formula="of:=CONCATENATE([.A347];[.B347];[.C347])" office:value-type="string" office:string-value="118 378" calcext:value-type="string">
            <text:p>118 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9</text:p>
          </table:table-cell>
          <table:table-cell/>
          <table:table-cell table:formula="of:=CONCATENATE([.A348];[.B348];[.C348])" office:value-type="string" office:string-value="118 379" calcext:value-type="string">
            <text:p>118 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0</text:p>
          </table:table-cell>
          <table:table-cell/>
          <table:table-cell table:formula="of:=CONCATENATE([.A349];[.B349];[.C349])" office:value-type="string" office:string-value="118 380" calcext:value-type="string">
            <text:p>118 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1</text:p>
          </table:table-cell>
          <table:table-cell/>
          <table:table-cell table:formula="of:=CONCATENATE([.A350];[.B350];[.C350])" office:value-type="string" office:string-value="118 381" calcext:value-type="string">
            <text:p>118 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2</text:p>
          </table:table-cell>
          <table:table-cell/>
          <table:table-cell table:formula="of:=CONCATENATE([.A351];[.B351];[.C351])" office:value-type="string" office:string-value="118 382" calcext:value-type="string">
            <text:p>118 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3</text:p>
          </table:table-cell>
          <table:table-cell/>
          <table:table-cell table:formula="of:=CONCATENATE([.A352];[.B352];[.C352])" office:value-type="string" office:string-value="118 383" calcext:value-type="string">
            <text:p>118 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4</text:p>
          </table:table-cell>
          <table:table-cell/>
          <table:table-cell table:formula="of:=CONCATENATE([.A353];[.B353];[.C353])" office:value-type="string" office:string-value="118 384" calcext:value-type="string">
            <text:p>118 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5</text:p>
          </table:table-cell>
          <table:table-cell/>
          <table:table-cell table:formula="of:=CONCATENATE([.A354];[.B354];[.C354])" office:value-type="string" office:string-value="118 385" calcext:value-type="string">
            <text:p>118 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6</text:p>
          </table:table-cell>
          <table:table-cell/>
          <table:table-cell table:formula="of:=CONCATENATE([.A355];[.B355];[.C355])" office:value-type="string" office:string-value="118 386" calcext:value-type="string">
            <text:p>118 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7</text:p>
          </table:table-cell>
          <table:table-cell/>
          <table:table-cell table:formula="of:=CONCATENATE([.A356];[.B356];[.C356])" office:value-type="string" office:string-value="118 387" calcext:value-type="string">
            <text:p>118 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8</text:p>
          </table:table-cell>
          <table:table-cell/>
          <table:table-cell table:formula="of:=CONCATENATE([.A357];[.B357];[.C357])" office:value-type="string" office:string-value="118 388" calcext:value-type="string">
            <text:p>118 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9</text:p>
          </table:table-cell>
          <table:table-cell/>
          <table:table-cell table:formula="of:=CONCATENATE([.A358];[.B358];[.C358])" office:value-type="string" office:string-value="118 389" calcext:value-type="string">
            <text:p>118 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0</text:p>
          </table:table-cell>
          <table:table-cell/>
          <table:table-cell table:formula="of:=CONCATENATE([.A359];[.B359];[.C359])" office:value-type="string" office:string-value="118 390" calcext:value-type="string">
            <text:p>118 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1</text:p>
          </table:table-cell>
          <table:table-cell/>
          <table:table-cell table:formula="of:=CONCATENATE([.A360];[.B360];[.C360])" office:value-type="string" office:string-value="118 391" calcext:value-type="string">
            <text:p>118 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2</text:p>
          </table:table-cell>
          <table:table-cell/>
          <table:table-cell table:formula="of:=CONCATENATE([.A361];[.B361];[.C361])" office:value-type="string" office:string-value="118 392" calcext:value-type="string">
            <text:p>118 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3</text:p>
          </table:table-cell>
          <table:table-cell/>
          <table:table-cell table:formula="of:=CONCATENATE([.A362];[.B362];[.C362])" office:value-type="string" office:string-value="118 393" calcext:value-type="string">
            <text:p>118 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4</text:p>
          </table:table-cell>
          <table:table-cell/>
          <table:table-cell table:formula="of:=CONCATENATE([.A363];[.B363];[.C363])" office:value-type="string" office:string-value="118 394" calcext:value-type="string">
            <text:p>118 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5</text:p>
          </table:table-cell>
          <table:table-cell/>
          <table:table-cell table:formula="of:=CONCATENATE([.A364];[.B364];[.C364])" office:value-type="string" office:string-value="118 395" calcext:value-type="string">
            <text:p>118 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6</text:p>
          </table:table-cell>
          <table:table-cell/>
          <table:table-cell table:formula="of:=CONCATENATE([.A365];[.B365];[.C365])" office:value-type="string" office:string-value="118 396" calcext:value-type="string">
            <text:p>118 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7</text:p>
          </table:table-cell>
          <table:table-cell/>
          <table:table-cell table:formula="of:=CONCATENATE([.A366];[.B366];[.C366])" office:value-type="string" office:string-value="118 397" calcext:value-type="string">
            <text:p>118 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8</text:p>
          </table:table-cell>
          <table:table-cell/>
          <table:table-cell table:formula="of:=CONCATENATE([.A367];[.B367];[.C367])" office:value-type="string" office:string-value="118 398" calcext:value-type="string">
            <text:p>118 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9</text:p>
          </table:table-cell>
          <table:table-cell/>
          <table:table-cell table:formula="of:=CONCATENATE([.A368];[.B368];[.C368])" office:value-type="string" office:string-value="118 399" calcext:value-type="string">
            <text:p>118 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0</text:p>
          </table:table-cell>
          <table:table-cell/>
          <table:table-cell table:formula="of:=CONCATENATE([.A369];[.B369];[.C369])" office:value-type="string" office:string-value="118 400" calcext:value-type="string">
            <text:p>118 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1</text:p>
          </table:table-cell>
          <table:table-cell/>
          <table:table-cell table:formula="of:=CONCATENATE([.A370];[.B370];[.C370])" office:value-type="string" office:string-value="118 401" calcext:value-type="string">
            <text:p>118 4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2</text:p>
          </table:table-cell>
          <table:table-cell/>
          <table:table-cell table:formula="of:=CONCATENATE([.A371];[.B371];[.C371])" office:value-type="string" office:string-value="118 402" calcext:value-type="string">
            <text:p>118 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3</text:p>
          </table:table-cell>
          <table:table-cell/>
          <table:table-cell table:formula="of:=CONCATENATE([.A372];[.B372];[.C372])" office:value-type="string" office:string-value="118 403" calcext:value-type="string">
            <text:p>118 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4</text:p>
          </table:table-cell>
          <table:table-cell/>
          <table:table-cell table:formula="of:=CONCATENATE([.A373];[.B373];[.C373])" office:value-type="string" office:string-value="118 404" calcext:value-type="string">
            <text:p>118 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5</text:p>
          </table:table-cell>
          <table:table-cell/>
          <table:table-cell table:formula="of:=CONCATENATE([.A374];[.B374];[.C374])" office:value-type="string" office:string-value="118 405" calcext:value-type="string">
            <text:p>118 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6</text:p>
          </table:table-cell>
          <table:table-cell/>
          <table:table-cell table:formula="of:=CONCATENATE([.A375];[.B375];[.C375])" office:value-type="string" office:string-value="118 406" calcext:value-type="string">
            <text:p>118 40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3</text:p>
          </table:table-cell>
          <table:table-cell/>
          <table:table-cell table:formula="of:=CONCATENATE([.A377];[.B377];[.C377])" office:value-type="string" office:string-value="118 503" calcext:value-type="string">
            <text:p>118 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4</text:p>
          </table:table-cell>
          <table:table-cell/>
          <table:table-cell table:formula="of:=CONCATENATE([.A378];[.B378];[.C378])" office:value-type="string" office:string-value="118 504" calcext:value-type="string">
            <text:p>118 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5</text:p>
          </table:table-cell>
          <table:table-cell/>
          <table:table-cell table:formula="of:=CONCATENATE([.A379];[.B379];[.C379])" office:value-type="string" office:string-value="118 505" calcext:value-type="string">
            <text:p>118 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6</text:p>
          </table:table-cell>
          <table:table-cell/>
          <table:table-cell table:formula="of:=CONCATENATE([.A380];[.B380];[.C380])" office:value-type="string" office:string-value="118 506" calcext:value-type="string">
            <text:p>118 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7</text:p>
          </table:table-cell>
          <table:table-cell/>
          <table:table-cell table:formula="of:=CONCATENATE([.A381];[.B381];[.C381])" office:value-type="string" office:string-value="118 507" calcext:value-type="string">
            <text:p>118 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8</text:p>
          </table:table-cell>
          <table:table-cell/>
          <table:table-cell table:formula="of:=CONCATENATE([.A382];[.B382];[.C382])" office:value-type="string" office:string-value="118 508" calcext:value-type="string">
            <text:p>118 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9</text:p>
          </table:table-cell>
          <table:table-cell/>
          <table:table-cell table:formula="of:=CONCATENATE([.A383];[.B383];[.C383])" office:value-type="string" office:string-value="118 509" calcext:value-type="string">
            <text:p>118 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0</text:p>
          </table:table-cell>
          <table:table-cell/>
          <table:table-cell table:formula="of:=CONCATENATE([.A384];[.B384];[.C384])" office:value-type="string" office:string-value="118 510" calcext:value-type="string">
            <text:p>118 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1</text:p>
          </table:table-cell>
          <table:table-cell/>
          <table:table-cell table:formula="of:=CONCATENATE([.A385];[.B385];[.C385])" office:value-type="string" office:string-value="118 511" calcext:value-type="string">
            <text:p>118 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2</text:p>
          </table:table-cell>
          <table:table-cell/>
          <table:table-cell table:formula="of:=CONCATENATE([.A386];[.B386];[.C386])" office:value-type="string" office:string-value="118 512" calcext:value-type="string">
            <text:p>118 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3</text:p>
          </table:table-cell>
          <table:table-cell/>
          <table:table-cell table:formula="of:=CONCATENATE([.A387];[.B387];[.C387])" office:value-type="string" office:string-value="118 513" calcext:value-type="string">
            <text:p>118 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4</text:p>
          </table:table-cell>
          <table:table-cell/>
          <table:table-cell table:formula="of:=CONCATENATE([.A388];[.B388];[.C388])" office:value-type="string" office:string-value="118 514" calcext:value-type="string">
            <text:p>118 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5</text:p>
          </table:table-cell>
          <table:table-cell/>
          <table:table-cell table:formula="of:=CONCATENATE([.A389];[.B389];[.C389])" office:value-type="string" office:string-value="118 515" calcext:value-type="string">
            <text:p>118 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6</text:p>
          </table:table-cell>
          <table:table-cell/>
          <table:table-cell table:formula="of:=CONCATENATE([.A390];[.B390];[.C390])" office:value-type="string" office:string-value="118 516" calcext:value-type="string">
            <text:p>118 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7</text:p>
          </table:table-cell>
          <table:table-cell/>
          <table:table-cell table:formula="of:=CONCATENATE([.A391];[.B391];[.C391])" office:value-type="string" office:string-value="118 517" calcext:value-type="string">
            <text:p>118 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8</text:p>
          </table:table-cell>
          <table:table-cell/>
          <table:table-cell table:formula="of:=CONCATENATE([.A392];[.B392];[.C392])" office:value-type="string" office:string-value="118 518" calcext:value-type="string">
            <text:p>118 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9</text:p>
          </table:table-cell>
          <table:table-cell/>
          <table:table-cell table:formula="of:=CONCATENATE([.A393];[.B393];[.C393])" office:value-type="string" office:string-value="118 519" calcext:value-type="string">
            <text:p>118 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0</text:p>
          </table:table-cell>
          <table:table-cell/>
          <table:table-cell table:formula="of:=CONCATENATE([.A394];[.B394];[.C394])" office:value-type="string" office:string-value="118 520" calcext:value-type="string">
            <text:p>118 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1</text:p>
          </table:table-cell>
          <table:table-cell/>
          <table:table-cell table:formula="of:=CONCATENATE([.A395];[.B395];[.C395])" office:value-type="string" office:string-value="118 521" calcext:value-type="string">
            <text:p>118 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2</text:p>
          </table:table-cell>
          <table:table-cell/>
          <table:table-cell table:formula="of:=CONCATENATE([.A396];[.B396];[.C396])" office:value-type="string" office:string-value="118 522" calcext:value-type="string">
            <text:p>118 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3</text:p>
          </table:table-cell>
          <table:table-cell/>
          <table:table-cell table:formula="of:=CONCATENATE([.A397];[.B397];[.C397])" office:value-type="string" office:string-value="118 523" calcext:value-type="string">
            <text:p>118 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4</text:p>
          </table:table-cell>
          <table:table-cell/>
          <table:table-cell table:formula="of:=CONCATENATE([.A398];[.B398];[.C398])" office:value-type="string" office:string-value="118 524" calcext:value-type="string">
            <text:p>118 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5</text:p>
          </table:table-cell>
          <table:table-cell/>
          <table:table-cell table:formula="of:=CONCATENATE([.A399];[.B399];[.C399])" office:value-type="string" office:string-value="118 525" calcext:value-type="string">
            <text:p>118 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6</text:p>
          </table:table-cell>
          <table:table-cell/>
          <table:table-cell table:formula="of:=CONCATENATE([.A400];[.B400];[.C400])" office:value-type="string" office:string-value="118 526" calcext:value-type="string">
            <text:p>118 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7</text:p>
          </table:table-cell>
          <table:table-cell/>
          <table:table-cell table:formula="of:=CONCATENATE([.A401];[.B401];[.C401])" office:value-type="string" office:string-value="118 527" calcext:value-type="string">
            <text:p>118 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8</text:p>
          </table:table-cell>
          <table:table-cell/>
          <table:table-cell table:formula="of:=CONCATENATE([.A402];[.B402];[.C402])" office:value-type="string" office:string-value="118 528" calcext:value-type="string">
            <text:p>118 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9</text:p>
          </table:table-cell>
          <table:table-cell/>
          <table:table-cell table:formula="of:=CONCATENATE([.A403];[.B403];[.C403])" office:value-type="string" office:string-value="118 529" calcext:value-type="string">
            <text:p>118 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0</text:p>
          </table:table-cell>
          <table:table-cell/>
          <table:table-cell table:formula="of:=CONCATENATE([.A404];[.B404];[.C404])" office:value-type="string" office:string-value="118 530" calcext:value-type="string">
            <text:p>118 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1</text:p>
          </table:table-cell>
          <table:table-cell/>
          <table:table-cell table:formula="of:=CONCATENATE([.A405];[.B405];[.C405])" office:value-type="string" office:string-value="118 531" calcext:value-type="string">
            <text:p>118 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2</text:p>
          </table:table-cell>
          <table:table-cell/>
          <table:table-cell table:formula="of:=CONCATENATE([.A406];[.B406];[.C406])" office:value-type="string" office:string-value="118 532" calcext:value-type="string">
            <text:p>118 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3</text:p>
          </table:table-cell>
          <table:table-cell/>
          <table:table-cell table:formula="of:=CONCATENATE([.A407];[.B407];[.C407])" office:value-type="string" office:string-value="118 533" calcext:value-type="string">
            <text:p>118 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4</text:p>
          </table:table-cell>
          <table:table-cell/>
          <table:table-cell table:formula="of:=CONCATENATE([.A408];[.B408];[.C408])" office:value-type="string" office:string-value="118 534" calcext:value-type="string">
            <text:p>118 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5</text:p>
          </table:table-cell>
          <table:table-cell/>
          <table:table-cell table:formula="of:=CONCATENATE([.A409];[.B409];[.C409])" office:value-type="string" office:string-value="118 535" calcext:value-type="string">
            <text:p>118 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6</text:p>
          </table:table-cell>
          <table:table-cell/>
          <table:table-cell table:formula="of:=CONCATENATE([.A410];[.B410];[.C410])" office:value-type="string" office:string-value="118 536" calcext:value-type="string">
            <text:p>118 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7</text:p>
          </table:table-cell>
          <table:table-cell/>
          <table:table-cell table:formula="of:=CONCATENATE([.A411];[.B411];[.C411])" office:value-type="string" office:string-value="118 537" calcext:value-type="string">
            <text:p>118 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8</text:p>
          </table:table-cell>
          <table:table-cell/>
          <table:table-cell table:formula="of:=CONCATENATE([.A412];[.B412];[.C412])" office:value-type="string" office:string-value="118 538" calcext:value-type="string">
            <text:p>118 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9</text:p>
          </table:table-cell>
          <table:table-cell/>
          <table:table-cell table:formula="of:=CONCATENATE([.A413];[.B413];[.C413])" office:value-type="string" office:string-value="118 539" calcext:value-type="string">
            <text:p>118 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0</text:p>
          </table:table-cell>
          <table:table-cell/>
          <table:table-cell table:formula="of:=CONCATENATE([.A414];[.B414];[.C414])" office:value-type="string" office:string-value="118 540" calcext:value-type="string">
            <text:p>118 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1</text:p>
          </table:table-cell>
          <table:table-cell/>
          <table:table-cell table:formula="of:=CONCATENATE([.A415];[.B415];[.C415])" office:value-type="string" office:string-value="118 541" calcext:value-type="string">
            <text:p>118 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2</text:p>
          </table:table-cell>
          <table:table-cell/>
          <table:table-cell table:formula="of:=CONCATENATE([.A416];[.B416];[.C416])" office:value-type="string" office:string-value="118 542" calcext:value-type="string">
            <text:p>118 5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3</text:p>
          </table:table-cell>
          <table:table-cell/>
          <table:table-cell table:formula="of:=CONCATENATE([.A417];[.B417];[.C417])" office:value-type="string" office:string-value="118 543" calcext:value-type="string">
            <text:p>118 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4</text:p>
          </table:table-cell>
          <table:table-cell/>
          <table:table-cell table:formula="of:=CONCATENATE([.A418];[.B418];[.C418])" office:value-type="string" office:string-value="118 544" calcext:value-type="string">
            <text:p>118 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5</text:p>
          </table:table-cell>
          <table:table-cell/>
          <table:table-cell table:formula="of:=CONCATENATE([.A419];[.B419];[.C419])" office:value-type="string" office:string-value="118 545" calcext:value-type="string">
            <text:p>118 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6</text:p>
          </table:table-cell>
          <table:table-cell/>
          <table:table-cell table:formula="of:=CONCATENATE([.A420];[.B420];[.C420])" office:value-type="string" office:string-value="118 546" calcext:value-type="string">
            <text:p>118 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7</text:p>
          </table:table-cell>
          <table:table-cell/>
          <table:table-cell table:formula="of:=CONCATENATE([.A421];[.B421];[.C421])" office:value-type="string" office:string-value="118 547" calcext:value-type="string">
            <text:p>118 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8</text:p>
          </table:table-cell>
          <table:table-cell/>
          <table:table-cell table:formula="of:=CONCATENATE([.A422];[.B422];[.C422])" office:value-type="string" office:string-value="118 548" calcext:value-type="string">
            <text:p>118 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9</text:p>
          </table:table-cell>
          <table:table-cell/>
          <table:table-cell table:formula="of:=CONCATENATE([.A423];[.B423];[.C423])" office:value-type="string" office:string-value="118 549" calcext:value-type="string">
            <text:p>118 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0</text:p>
          </table:table-cell>
          <table:table-cell/>
          <table:table-cell table:formula="of:=CONCATENATE([.A424];[.B424];[.C424])" office:value-type="string" office:string-value="118 550" calcext:value-type="string">
            <text:p>118 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1</text:p>
          </table:table-cell>
          <table:table-cell/>
          <table:table-cell table:formula="of:=CONCATENATE([.A425];[.B425];[.C425])" office:value-type="string" office:string-value="118 551" calcext:value-type="string">
            <text:p>118 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2</text:p>
          </table:table-cell>
          <table:table-cell/>
          <table:table-cell table:formula="of:=CONCATENATE([.A426];[.B426];[.C426])" office:value-type="string" office:string-value="118 552" calcext:value-type="string">
            <text:p>118 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3</text:p>
          </table:table-cell>
          <table:table-cell/>
          <table:table-cell table:formula="of:=CONCATENATE([.A427];[.B427];[.C427])" office:value-type="string" office:string-value="118 553" calcext:value-type="string">
            <text:p>118 5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4</text:p>
          </table:table-cell>
          <table:table-cell/>
          <table:table-cell table:formula="of:=CONCATENATE([.A428];[.B428];[.C428])" office:value-type="string" office:string-value="118 554" calcext:value-type="string">
            <text:p>118 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5</text:p>
          </table:table-cell>
          <table:table-cell/>
          <table:table-cell table:formula="of:=CONCATENATE([.A429];[.B429];[.C429])" office:value-type="string" office:string-value="118 555" calcext:value-type="string">
            <text:p>118 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6</text:p>
          </table:table-cell>
          <table:table-cell/>
          <table:table-cell table:formula="of:=CONCATENATE([.A430];[.B430];[.C430])" office:value-type="string" office:string-value="118 556" calcext:value-type="string">
            <text:p>118 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7</text:p>
          </table:table-cell>
          <table:table-cell/>
          <table:table-cell table:formula="of:=CONCATENATE([.A431];[.B431];[.C431])" office:value-type="string" office:string-value="118 557" calcext:value-type="string">
            <text:p>118 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8</text:p>
          </table:table-cell>
          <table:table-cell/>
          <table:table-cell table:formula="of:=CONCATENATE([.A432];[.B432];[.C432])" office:value-type="string" office:string-value="118 558" calcext:value-type="string">
            <text:p>118 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9</text:p>
          </table:table-cell>
          <table:table-cell/>
          <table:table-cell table:formula="of:=CONCATENATE([.A433];[.B433];[.C433])" office:value-type="string" office:string-value="118 559" calcext:value-type="string">
            <text:p>118 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0</text:p>
          </table:table-cell>
          <table:table-cell/>
          <table:table-cell table:formula="of:=CONCATENATE([.A434];[.B434];[.C434])" office:value-type="string" office:string-value="118 560" calcext:value-type="string">
            <text:p>118 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1</text:p>
          </table:table-cell>
          <table:table-cell/>
          <table:table-cell table:formula="of:=CONCATENATE([.A435];[.B435];[.C435])" office:value-type="string" office:string-value="118 561" calcext:value-type="string">
            <text:p>118 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2</text:p>
          </table:table-cell>
          <table:table-cell/>
          <table:table-cell table:formula="of:=CONCATENATE([.A436];[.B436];[.C436])" office:value-type="string" office:string-value="118 562" calcext:value-type="string">
            <text:p>118 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3</text:p>
          </table:table-cell>
          <table:table-cell/>
          <table:table-cell table:formula="of:=CONCATENATE([.A437];[.B437];[.C437])" office:value-type="string" office:string-value="118 563" calcext:value-type="string">
            <text:p>118 5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4</text:p>
          </table:table-cell>
          <table:table-cell/>
          <table:table-cell table:formula="of:=CONCATENATE([.A438];[.B438];[.C438])" office:value-type="string" office:string-value="118 564" calcext:value-type="string">
            <text:p>118 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5</text:p>
          </table:table-cell>
          <table:table-cell/>
          <table:table-cell table:formula="of:=CONCATENATE([.A439];[.B439];[.C439])" office:value-type="string" office:string-value="118 565" calcext:value-type="string">
            <text:p>118 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6</text:p>
          </table:table-cell>
          <table:table-cell/>
          <table:table-cell table:formula="of:=CONCATENATE([.A440];[.B440];[.C440])" office:value-type="string" office:string-value="118 566" calcext:value-type="string">
            <text:p>118 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7</text:p>
          </table:table-cell>
          <table:table-cell/>
          <table:table-cell table:formula="of:=CONCATENATE([.A441];[.B441];[.C441])" office:value-type="string" office:string-value="118 567" calcext:value-type="string">
            <text:p>118 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8</text:p>
          </table:table-cell>
          <table:table-cell/>
          <table:table-cell table:formula="of:=CONCATENATE([.A442];[.B442];[.C442])" office:value-type="string" office:string-value="118 568" calcext:value-type="string">
            <text:p>118 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9</text:p>
          </table:table-cell>
          <table:table-cell/>
          <table:table-cell table:formula="of:=CONCATENATE([.A443];[.B443];[.C443])" office:value-type="string" office:string-value="118 569" calcext:value-type="string">
            <text:p>118 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0</text:p>
          </table:table-cell>
          <table:table-cell/>
          <table:table-cell table:formula="of:=CONCATENATE([.A444];[.B444];[.C444])" office:value-type="string" office:string-value="118 570" calcext:value-type="string">
            <text:p>118 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1</text:p>
          </table:table-cell>
          <table:table-cell/>
          <table:table-cell table:formula="of:=CONCATENATE([.A445];[.B445];[.C445])" office:value-type="string" office:string-value="118 571" calcext:value-type="string">
            <text:p>118 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2</text:p>
          </table:table-cell>
          <table:table-cell/>
          <table:table-cell table:formula="of:=CONCATENATE([.A446];[.B446];[.C446])" office:value-type="string" office:string-value="118 572" calcext:value-type="string">
            <text:p>118 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3</text:p>
          </table:table-cell>
          <table:table-cell/>
          <table:table-cell table:formula="of:=CONCATENATE([.A447];[.B447];[.C447])" office:value-type="string" office:string-value="118 573" calcext:value-type="string">
            <text:p>118 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4</text:p>
          </table:table-cell>
          <table:table-cell/>
          <table:table-cell table:formula="of:=CONCATENATE([.A448];[.B448];[.C448])" office:value-type="string" office:string-value="118 574" calcext:value-type="string">
            <text:p>118 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5</text:p>
          </table:table-cell>
          <table:table-cell/>
          <table:table-cell table:formula="of:=CONCATENATE([.A449];[.B449];[.C449])" office:value-type="string" office:string-value="118 575" calcext:value-type="string">
            <text:p>118 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6</text:p>
          </table:table-cell>
          <table:table-cell/>
          <table:table-cell table:formula="of:=CONCATENATE([.A450];[.B450];[.C450])" office:value-type="string" office:string-value="118 576" calcext:value-type="string">
            <text:p>118 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7</text:p>
          </table:table-cell>
          <table:table-cell/>
          <table:table-cell table:formula="of:=CONCATENATE([.A451];[.B451];[.C451])" office:value-type="string" office:string-value="118 577" calcext:value-type="string">
            <text:p>118 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8</text:p>
          </table:table-cell>
          <table:table-cell/>
          <table:table-cell table:formula="of:=CONCATENATE([.A452];[.B452];[.C452])" office:value-type="string" office:string-value="118 578" calcext:value-type="string">
            <text:p>118 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9</text:p>
          </table:table-cell>
          <table:table-cell/>
          <table:table-cell table:formula="of:=CONCATENATE([.A453];[.B453];[.C453])" office:value-type="string" office:string-value="118 579" calcext:value-type="string">
            <text:p>118 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0</text:p>
          </table:table-cell>
          <table:table-cell/>
          <table:table-cell table:formula="of:=CONCATENATE([.A454];[.B454];[.C454])" office:value-type="string" office:string-value="118 580" calcext:value-type="string">
            <text:p>118 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1</text:p>
          </table:table-cell>
          <table:table-cell/>
          <table:table-cell table:formula="of:=CONCATENATE([.A455];[.B455];[.C455])" office:value-type="string" office:string-value="118 581" calcext:value-type="string">
            <text:p>118 5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2</text:p>
          </table:table-cell>
          <table:table-cell/>
          <table:table-cell table:formula="of:=CONCATENATE([.A456];[.B456];[.C456])" office:value-type="string" office:string-value="118 582" calcext:value-type="string">
            <text:p>118 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3</text:p>
          </table:table-cell>
          <table:table-cell/>
          <table:table-cell table:formula="of:=CONCATENATE([.A457];[.B457];[.C457])" office:value-type="string" office:string-value="118 583" calcext:value-type="string">
            <text:p>118 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4</text:p>
          </table:table-cell>
          <table:table-cell/>
          <table:table-cell table:formula="of:=CONCATENATE([.A458];[.B458];[.C458])" office:value-type="string" office:string-value="118 584" calcext:value-type="string">
            <text:p>118 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5</text:p>
          </table:table-cell>
          <table:table-cell/>
          <table:table-cell table:formula="of:=CONCATENATE([.A459];[.B459];[.C459])" office:value-type="string" office:string-value="118 585" calcext:value-type="string">
            <text:p>118 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6</text:p>
          </table:table-cell>
          <table:table-cell/>
          <table:table-cell table:formula="of:=CONCATENATE([.A460];[.B460];[.C460])" office:value-type="string" office:string-value="118 586" calcext:value-type="string">
            <text:p>118 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7</text:p>
          </table:table-cell>
          <table:table-cell/>
          <table:table-cell table:formula="of:=CONCATENATE([.A461];[.B461];[.C461])" office:value-type="string" office:string-value="118 587" calcext:value-type="string">
            <text:p>118 587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1</text:p>
          </table:table-cell>
          <table:table-cell/>
          <table:table-cell table:formula="of:=CONCATENATE([.A463];[.B463];[.C463])" office:value-type="string" office:string-value="118 601" calcext:value-type="string">
            <text:p>118 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2</text:p>
          </table:table-cell>
          <table:table-cell/>
          <table:table-cell table:formula="of:=CONCATENATE([.A464];[.B464];[.C464])" office:value-type="string" office:string-value="118 602" calcext:value-type="string">
            <text:p>118 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3</text:p>
          </table:table-cell>
          <table:table-cell/>
          <table:table-cell table:formula="of:=CONCATENATE([.A465];[.B465];[.C465])" office:value-type="string" office:string-value="118 603" calcext:value-type="string">
            <text:p>118 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4</text:p>
          </table:table-cell>
          <table:table-cell/>
          <table:table-cell table:formula="of:=CONCATENATE([.A466];[.B466];[.C466])" office:value-type="string" office:string-value="118 604" calcext:value-type="string">
            <text:p>118 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5</text:p>
          </table:table-cell>
          <table:table-cell/>
          <table:table-cell table:formula="of:=CONCATENATE([.A467];[.B467];[.C467])" office:value-type="string" office:string-value="118 605" calcext:value-type="string">
            <text:p>118 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6</text:p>
          </table:table-cell>
          <table:table-cell/>
          <table:table-cell table:formula="of:=CONCATENATE([.A468];[.B468];[.C468])" office:value-type="string" office:string-value="118 606" calcext:value-type="string">
            <text:p>118 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7</text:p>
          </table:table-cell>
          <table:table-cell/>
          <table:table-cell table:formula="of:=CONCATENATE([.A469];[.B469];[.C469])" office:value-type="string" office:string-value="118 607" calcext:value-type="string">
            <text:p>118 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8</text:p>
          </table:table-cell>
          <table:table-cell/>
          <table:table-cell table:formula="of:=CONCATENATE([.A470];[.B470];[.C470])" office:value-type="string" office:string-value="118 608" calcext:value-type="string">
            <text:p>118 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9</text:p>
          </table:table-cell>
          <table:table-cell/>
          <table:table-cell table:formula="of:=CONCATENATE([.A471];[.B471];[.C471])" office:value-type="string" office:string-value="118 609" calcext:value-type="string">
            <text:p>118 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0</text:p>
          </table:table-cell>
          <table:table-cell/>
          <table:table-cell table:formula="of:=CONCATENATE([.A472];[.B472];[.C472])" office:value-type="string" office:string-value="118 610" calcext:value-type="string">
            <text:p>118 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1</text:p>
          </table:table-cell>
          <table:table-cell/>
          <table:table-cell table:formula="of:=CONCATENATE([.A473];[.B473];[.C473])" office:value-type="string" office:string-value="118 611" calcext:value-type="string">
            <text:p>118 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2</text:p>
          </table:table-cell>
          <table:table-cell/>
          <table:table-cell table:formula="of:=CONCATENATE([.A474];[.B474];[.C474])" office:value-type="string" office:string-value="118 612" calcext:value-type="string">
            <text:p>118 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3</text:p>
          </table:table-cell>
          <table:table-cell/>
          <table:table-cell table:formula="of:=CONCATENATE([.A475];[.B475];[.C475])" office:value-type="string" office:string-value="118 613" calcext:value-type="string">
            <text:p>118 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4</text:p>
          </table:table-cell>
          <table:table-cell/>
          <table:table-cell table:formula="of:=CONCATENATE([.A476];[.B476];[.C476])" office:value-type="string" office:string-value="118 614" calcext:value-type="string">
            <text:p>118 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5</text:p>
          </table:table-cell>
          <table:table-cell/>
          <table:table-cell table:formula="of:=CONCATENATE([.A477];[.B477];[.C477])" office:value-type="string" office:string-value="118 615" calcext:value-type="string">
            <text:p>118 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6</text:p>
          </table:table-cell>
          <table:table-cell/>
          <table:table-cell table:formula="of:=CONCATENATE([.A478];[.B478];[.C478])" office:value-type="string" office:string-value="118 616" calcext:value-type="string">
            <text:p>118 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7</text:p>
          </table:table-cell>
          <table:table-cell/>
          <table:table-cell table:formula="of:=CONCATENATE([.A479];[.B479];[.C479])" office:value-type="string" office:string-value="118 617" calcext:value-type="string">
            <text:p>118 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8</text:p>
          </table:table-cell>
          <table:table-cell/>
          <table:table-cell table:formula="of:=CONCATENATE([.A480];[.B480];[.C480])" office:value-type="string" office:string-value="118 618" calcext:value-type="string">
            <text:p>118 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9</text:p>
          </table:table-cell>
          <table:table-cell/>
          <table:table-cell table:formula="of:=CONCATENATE([.A481];[.B481];[.C481])" office:value-type="string" office:string-value="118 619" calcext:value-type="string">
            <text:p>118 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0</text:p>
          </table:table-cell>
          <table:table-cell/>
          <table:table-cell table:formula="of:=CONCATENATE([.A482];[.B482];[.C482])" office:value-type="string" office:string-value="118 620" calcext:value-type="string">
            <text:p>118 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1</text:p>
          </table:table-cell>
          <table:table-cell/>
          <table:table-cell table:formula="of:=CONCATENATE([.A483];[.B483];[.C483])" office:value-type="string" office:string-value="118 621" calcext:value-type="string">
            <text:p>118 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2</text:p>
          </table:table-cell>
          <table:table-cell/>
          <table:table-cell table:formula="of:=CONCATENATE([.A484];[.B484];[.C484])" office:value-type="string" office:string-value="118 622" calcext:value-type="string">
            <text:p>118 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3</text:p>
          </table:table-cell>
          <table:table-cell/>
          <table:table-cell table:formula="of:=CONCATENATE([.A485];[.B485];[.C485])" office:value-type="string" office:string-value="118 623" calcext:value-type="string">
            <text:p>118 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4</text:p>
          </table:table-cell>
          <table:table-cell/>
          <table:table-cell table:formula="of:=CONCATENATE([.A486];[.B486];[.C486])" office:value-type="string" office:string-value="118 624" calcext:value-type="string">
            <text:p>118 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5</text:p>
          </table:table-cell>
          <table:table-cell/>
          <table:table-cell table:formula="of:=CONCATENATE([.A487];[.B487];[.C487])" office:value-type="string" office:string-value="118 625" calcext:value-type="string">
            <text:p>118 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6</text:p>
          </table:table-cell>
          <table:table-cell/>
          <table:table-cell table:formula="of:=CONCATENATE([.A488];[.B488];[.C488])" office:value-type="string" office:string-value="118 626" calcext:value-type="string">
            <text:p>118 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7</text:p>
          </table:table-cell>
          <table:table-cell/>
          <table:table-cell table:formula="of:=CONCATENATE([.A489];[.B489];[.C489])" office:value-type="string" office:string-value="118 627" calcext:value-type="string">
            <text:p>118 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8</text:p>
          </table:table-cell>
          <table:table-cell/>
          <table:table-cell table:formula="of:=CONCATENATE([.A490];[.B490];[.C490])" office:value-type="string" office:string-value="118 628" calcext:value-type="string">
            <text:p>118 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9</text:p>
          </table:table-cell>
          <table:table-cell/>
          <table:table-cell table:formula="of:=CONCATENATE([.A491];[.B491];[.C491])" office:value-type="string" office:string-value="118 629" calcext:value-type="string">
            <text:p>118 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0</text:p>
          </table:table-cell>
          <table:table-cell/>
          <table:table-cell table:formula="of:=CONCATENATE([.A492];[.B492];[.C492])" office:value-type="string" office:string-value="118 630" calcext:value-type="string">
            <text:p>118 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1</text:p>
          </table:table-cell>
          <table:table-cell/>
          <table:table-cell table:formula="of:=CONCATENATE([.A493];[.B493];[.C493])" office:value-type="string" office:string-value="118 631" calcext:value-type="string">
            <text:p>118 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2</text:p>
          </table:table-cell>
          <table:table-cell/>
          <table:table-cell table:formula="of:=CONCATENATE([.A494];[.B494];[.C494])" office:value-type="string" office:string-value="118 632" calcext:value-type="string">
            <text:p>118 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3</text:p>
          </table:table-cell>
          <table:table-cell/>
          <table:table-cell table:formula="of:=CONCATENATE([.A495];[.B495];[.C495])" office:value-type="string" office:string-value="118 633" calcext:value-type="string">
            <text:p>118 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4</text:p>
          </table:table-cell>
          <table:table-cell/>
          <table:table-cell table:formula="of:=CONCATENATE([.A496];[.B496];[.C496])" office:value-type="string" office:string-value="118 634" calcext:value-type="string">
            <text:p>118 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5</text:p>
          </table:table-cell>
          <table:table-cell/>
          <table:table-cell table:formula="of:=CONCATENATE([.A497];[.B497];[.C497])" office:value-type="string" office:string-value="118 635" calcext:value-type="string">
            <text:p>118 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6</text:p>
          </table:table-cell>
          <table:table-cell/>
          <table:table-cell table:formula="of:=CONCATENATE([.A498];[.B498];[.C498])" office:value-type="string" office:string-value="118 636" calcext:value-type="string">
            <text:p>118 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7</text:p>
          </table:table-cell>
          <table:table-cell/>
          <table:table-cell table:formula="of:=CONCATENATE([.A499];[.B499];[.C499])" office:value-type="string" office:string-value="118 637" calcext:value-type="string">
            <text:p>118 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8</text:p>
          </table:table-cell>
          <table:table-cell/>
          <table:table-cell table:formula="of:=CONCATENATE([.A500];[.B500];[.C500])" office:value-type="string" office:string-value="118 638" calcext:value-type="string">
            <text:p>118 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9</text:p>
          </table:table-cell>
          <table:table-cell/>
          <table:table-cell table:formula="of:=CONCATENATE([.A501];[.B501];[.C501])" office:value-type="string" office:string-value="118 639" calcext:value-type="string">
            <text:p>118 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0</text:p>
          </table:table-cell>
          <table:table-cell/>
          <table:table-cell table:formula="of:=CONCATENATE([.A502];[.B502];[.C502])" office:value-type="string" office:string-value="118 640" calcext:value-type="string">
            <text:p>118 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1</text:p>
          </table:table-cell>
          <table:table-cell/>
          <table:table-cell table:formula="of:=CONCATENATE([.A503];[.B503];[.C503])" office:value-type="string" office:string-value="118 641" calcext:value-type="string">
            <text:p>118 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2</text:p>
          </table:table-cell>
          <table:table-cell/>
          <table:table-cell table:formula="of:=CONCATENATE([.A504];[.B504];[.C504])" office:value-type="string" office:string-value="118 642" calcext:value-type="string">
            <text:p>118 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3</text:p>
          </table:table-cell>
          <table:table-cell/>
          <table:table-cell table:formula="of:=CONCATENATE([.A505];[.B505];[.C505])" office:value-type="string" office:string-value="118 643" calcext:value-type="string">
            <text:p>118 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4</text:p>
          </table:table-cell>
          <table:table-cell/>
          <table:table-cell table:formula="of:=CONCATENATE([.A506];[.B506];[.C506])" office:value-type="string" office:string-value="118 644" calcext:value-type="string">
            <text:p>118 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5</text:p>
          </table:table-cell>
          <table:table-cell/>
          <table:table-cell table:formula="of:=CONCATENATE([.A507];[.B507];[.C507])" office:value-type="string" office:string-value="118 645" calcext:value-type="string">
            <text:p>118 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6</text:p>
          </table:table-cell>
          <table:table-cell/>
          <table:table-cell table:formula="of:=CONCATENATE([.A508];[.B508];[.C508])" office:value-type="string" office:string-value="118 646" calcext:value-type="string">
            <text:p>118 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7</text:p>
          </table:table-cell>
          <table:table-cell/>
          <table:table-cell table:formula="of:=CONCATENATE([.A509];[.B509];[.C509])" office:value-type="string" office:string-value="118 647" calcext:value-type="string">
            <text:p>118 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8</text:p>
          </table:table-cell>
          <table:table-cell/>
          <table:table-cell table:formula="of:=CONCATENATE([.A510];[.B510];[.C510])" office:value-type="string" office:string-value="118 648" calcext:value-type="string">
            <text:p>118 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9</text:p>
          </table:table-cell>
          <table:table-cell/>
          <table:table-cell table:formula="of:=CONCATENATE([.A511];[.B511];[.C511])" office:value-type="string" office:string-value="118 649" calcext:value-type="string">
            <text:p>118 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0</text:p>
          </table:table-cell>
          <table:table-cell/>
          <table:table-cell table:formula="of:=CONCATENATE([.A512];[.B512];[.C512])" office:value-type="string" office:string-value="118 650" calcext:value-type="string">
            <text:p>118 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1</text:p>
          </table:table-cell>
          <table:table-cell/>
          <table:table-cell table:formula="of:=CONCATENATE([.A513];[.B513];[.C513])" office:value-type="string" office:string-value="118 651" calcext:value-type="string">
            <text:p>118 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2</text:p>
          </table:table-cell>
          <table:table-cell/>
          <table:table-cell table:formula="of:=CONCATENATE([.A514];[.B514];[.C514])" office:value-type="string" office:string-value="118 652" calcext:value-type="string">
            <text:p>118 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3</text:p>
          </table:table-cell>
          <table:table-cell/>
          <table:table-cell table:formula="of:=CONCATENATE([.A515];[.B515];[.C515])" office:value-type="string" office:string-value="118 653" calcext:value-type="string">
            <text:p>118 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4</text:p>
          </table:table-cell>
          <table:table-cell/>
          <table:table-cell table:formula="of:=CONCATENATE([.A516];[.B516];[.C516])" office:value-type="string" office:string-value="118 654" calcext:value-type="string">
            <text:p>118 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5</text:p>
          </table:table-cell>
          <table:table-cell/>
          <table:table-cell table:formula="of:=CONCATENATE([.A517];[.B517];[.C517])" office:value-type="string" office:string-value="118 655" calcext:value-type="string">
            <text:p>118 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6</text:p>
          </table:table-cell>
          <table:table-cell/>
          <table:table-cell table:formula="of:=CONCATENATE([.A518];[.B518];[.C518])" office:value-type="string" office:string-value="118 656" calcext:value-type="string">
            <text:p>118 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7</text:p>
          </table:table-cell>
          <table:table-cell/>
          <table:table-cell table:formula="of:=CONCATENATE([.A519];[.B519];[.C519])" office:value-type="string" office:string-value="118 657" calcext:value-type="string">
            <text:p>118 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8</text:p>
          </table:table-cell>
          <table:table-cell/>
          <table:table-cell table:formula="of:=CONCATENATE([.A520];[.B520];[.C520])" office:value-type="string" office:string-value="118 658" calcext:value-type="string">
            <text:p>118 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9</text:p>
          </table:table-cell>
          <table:table-cell/>
          <table:table-cell table:formula="of:=CONCATENATE([.A521];[.B521];[.C521])" office:value-type="string" office:string-value="118 659" calcext:value-type="string">
            <text:p>118 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0</text:p>
          </table:table-cell>
          <table:table-cell/>
          <table:table-cell table:formula="of:=CONCATENATE([.A522];[.B522];[.C522])" office:value-type="string" office:string-value="118 660" calcext:value-type="string">
            <text:p>118 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1</text:p>
          </table:table-cell>
          <table:table-cell/>
          <table:table-cell table:formula="of:=CONCATENATE([.A523];[.B523];[.C523])" office:value-type="string" office:string-value="118 661" calcext:value-type="string">
            <text:p>118 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2</text:p>
          </table:table-cell>
          <table:table-cell/>
          <table:table-cell table:formula="of:=CONCATENATE([.A524];[.B524];[.C524])" office:value-type="string" office:string-value="118 662" calcext:value-type="string">
            <text:p>118 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3</text:p>
          </table:table-cell>
          <table:table-cell/>
          <table:table-cell table:formula="of:=CONCATENATE([.A525];[.B525];[.C525])" office:value-type="string" office:string-value="118 663" calcext:value-type="string">
            <text:p>118 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4</text:p>
          </table:table-cell>
          <table:table-cell/>
          <table:table-cell table:formula="of:=CONCATENATE([.A526];[.B526];[.C526])" office:value-type="string" office:string-value="118 664" calcext:value-type="string">
            <text:p>118 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5</text:p>
          </table:table-cell>
          <table:table-cell/>
          <table:table-cell table:formula="of:=CONCATENATE([.A527];[.B527];[.C527])" office:value-type="string" office:string-value="118 665" calcext:value-type="string">
            <text:p>118 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6</text:p>
          </table:table-cell>
          <table:table-cell/>
          <table:table-cell table:formula="of:=CONCATENATE([.A528];[.B528];[.C528])" office:value-type="string" office:string-value="118 666" calcext:value-type="string">
            <text:p>118 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7</text:p>
          </table:table-cell>
          <table:table-cell/>
          <table:table-cell table:formula="of:=CONCATENATE([.A529];[.B529];[.C529])" office:value-type="string" office:string-value="118 667" calcext:value-type="string">
            <text:p>118 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8</text:p>
          </table:table-cell>
          <table:table-cell/>
          <table:table-cell table:formula="of:=CONCATENATE([.A530];[.B530];[.C530])" office:value-type="string" office:string-value="118 668" calcext:value-type="string">
            <text:p>118 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9</text:p>
          </table:table-cell>
          <table:table-cell/>
          <table:table-cell table:formula="of:=CONCATENATE([.A531];[.B531];[.C531])" office:value-type="string" office:string-value="118 669" calcext:value-type="string">
            <text:p>118 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0</text:p>
          </table:table-cell>
          <table:table-cell/>
          <table:table-cell table:formula="of:=CONCATENATE([.A532];[.B532];[.C532])" office:value-type="string" office:string-value="118 670" calcext:value-type="string">
            <text:p>118 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1</text:p>
          </table:table-cell>
          <table:table-cell/>
          <table:table-cell table:formula="of:=CONCATENATE([.A533];[.B533];[.C533])" office:value-type="string" office:string-value="118 671" calcext:value-type="string">
            <text:p>118 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2</text:p>
          </table:table-cell>
          <table:table-cell/>
          <table:table-cell table:formula="of:=CONCATENATE([.A534];[.B534];[.C534])" office:value-type="string" office:string-value="118 672" calcext:value-type="string">
            <text:p>118 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3</text:p>
          </table:table-cell>
          <table:table-cell/>
          <table:table-cell table:formula="of:=CONCATENATE([.A535];[.B535];[.C535])" office:value-type="string" office:string-value="118 673" calcext:value-type="string">
            <text:p>118 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4</text:p>
          </table:table-cell>
          <table:table-cell/>
          <table:table-cell table:formula="of:=CONCATENATE([.A536];[.B536];[.C536])" office:value-type="string" office:string-value="118 674" calcext:value-type="string">
            <text:p>118 6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5</text:p>
          </table:table-cell>
          <table:table-cell/>
          <table:table-cell table:formula="of:=CONCATENATE([.A537];[.B537];[.C537])" office:value-type="string" office:string-value="118 675" calcext:value-type="string">
            <text:p>118 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6</text:p>
          </table:table-cell>
          <table:table-cell/>
          <table:table-cell table:formula="of:=CONCATENATE([.A538];[.B538];[.C538])" office:value-type="string" office:string-value="118 676" calcext:value-type="string">
            <text:p>118 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7</text:p>
          </table:table-cell>
          <table:table-cell/>
          <table:table-cell table:formula="of:=CONCATENATE([.A539];[.B539];[.C539])" office:value-type="string" office:string-value="118 677" calcext:value-type="string">
            <text:p>118 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8</text:p>
          </table:table-cell>
          <table:table-cell/>
          <table:table-cell table:formula="of:=CONCATENATE([.A540];[.B540];[.C540])" office:value-type="string" office:string-value="118 678" calcext:value-type="string">
            <text:p>118 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9</text:p>
          </table:table-cell>
          <table:table-cell/>
          <table:table-cell table:formula="of:=CONCATENATE([.A541];[.B541];[.C541])" office:value-type="string" office:string-value="118 679" calcext:value-type="string">
            <text:p>118 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0</text:p>
          </table:table-cell>
          <table:table-cell/>
          <table:table-cell table:formula="of:=CONCATENATE([.A542];[.B542];[.C542])" office:value-type="string" office:string-value="118 680" calcext:value-type="string">
            <text:p>118 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1</text:p>
          </table:table-cell>
          <table:table-cell/>
          <table:table-cell table:formula="of:=CONCATENATE([.A543];[.B543];[.C543])" office:value-type="string" office:string-value="118 681" calcext:value-type="string">
            <text:p>118 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2</text:p>
          </table:table-cell>
          <table:table-cell/>
          <table:table-cell table:formula="of:=CONCATENATE([.A544];[.B544];[.C544])" office:value-type="string" office:string-value="118 682" calcext:value-type="string">
            <text:p>118 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3</text:p>
          </table:table-cell>
          <table:table-cell/>
          <table:table-cell table:formula="of:=CONCATENATE([.A545];[.B545];[.C545])" office:value-type="string" office:string-value="118 683" calcext:value-type="string">
            <text:p>118 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4</text:p>
          </table:table-cell>
          <table:table-cell/>
          <table:table-cell table:formula="of:=CONCATENATE([.A546];[.B546];[.C546])" office:value-type="string" office:string-value="118 684" calcext:value-type="string">
            <text:p>118 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5</text:p>
          </table:table-cell>
          <table:table-cell/>
          <table:table-cell table:formula="of:=CONCATENATE([.A547];[.B547];[.C547])" office:value-type="string" office:string-value="118 685" calcext:value-type="string">
            <text:p>118 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6</text:p>
          </table:table-cell>
          <table:table-cell/>
          <table:table-cell table:formula="of:=CONCATENATE([.A548];[.B548];[.C548])" office:value-type="string" office:string-value="118 686" calcext:value-type="string">
            <text:p>118 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7</text:p>
          </table:table-cell>
          <table:table-cell/>
          <table:table-cell table:formula="of:=CONCATENATE([.A549];[.B549];[.C549])" office:value-type="string" office:string-value="118 687" calcext:value-type="string">
            <text:p>118 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8</text:p>
          </table:table-cell>
          <table:table-cell/>
          <table:table-cell table:formula="of:=CONCATENATE([.A550];[.B550];[.C550])" office:value-type="string" office:string-value="118 688" calcext:value-type="string">
            <text:p>118 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9</text:p>
          </table:table-cell>
          <table:table-cell/>
          <table:table-cell table:formula="of:=CONCATENATE([.A551];[.B551];[.C551])" office:value-type="string" office:string-value="118 689" calcext:value-type="string">
            <text:p>118 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0</text:p>
          </table:table-cell>
          <table:table-cell/>
          <table:table-cell table:formula="of:=CONCATENATE([.A552];[.B552];[.C552])" office:value-type="string" office:string-value="118 690" calcext:value-type="string">
            <text:p>118 6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1</text:p>
          </table:table-cell>
          <table:table-cell/>
          <table:table-cell table:formula="of:=CONCATENATE([.A553];[.B553];[.C553])" office:value-type="string" office:string-value="118 691" calcext:value-type="string">
            <text:p>118 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2</text:p>
          </table:table-cell>
          <table:table-cell/>
          <table:table-cell table:formula="of:=CONCATENATE([.A554];[.B554];[.C554])" office:value-type="string" office:string-value="118 692" calcext:value-type="string">
            <text:p>118 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3</text:p>
          </table:table-cell>
          <table:table-cell/>
          <table:table-cell table:formula="of:=CONCATENATE([.A555];[.B555];[.C555])" office:value-type="string" office:string-value="118 693" calcext:value-type="string">
            <text:p>118 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4</text:p>
          </table:table-cell>
          <table:table-cell/>
          <table:table-cell table:formula="of:=CONCATENATE([.A556];[.B556];[.C556])" office:value-type="string" office:string-value="118 694" calcext:value-type="string">
            <text:p>118 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5</text:p>
          </table:table-cell>
          <table:table-cell/>
          <table:table-cell table:formula="of:=CONCATENATE([.A557];[.B557];[.C557])" office:value-type="string" office:string-value="118 695" calcext:value-type="string">
            <text:p>118 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6</text:p>
          </table:table-cell>
          <table:table-cell/>
          <table:table-cell table:formula="of:=CONCATENATE([.A558];[.B558];[.C558])" office:value-type="string" office:string-value="118 696" calcext:value-type="string">
            <text:p>118 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7</text:p>
          </table:table-cell>
          <table:table-cell/>
          <table:table-cell table:formula="of:=CONCATENATE([.A559];[.B559];[.C559])" office:value-type="string" office:string-value="118 697" calcext:value-type="string">
            <text:p>118 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8</text:p>
          </table:table-cell>
          <table:table-cell/>
          <table:table-cell table:formula="of:=CONCATENATE([.A560];[.B560];[.C560])" office:value-type="string" office:string-value="118 698" calcext:value-type="string">
            <text:p>118 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9</text:p>
          </table:table-cell>
          <table:table-cell/>
          <table:table-cell table:formula="of:=CONCATENATE([.A561];[.B561];[.C561])" office:value-type="string" office:string-value="118 699" calcext:value-type="string">
            <text:p>118 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0</text:p>
          </table:table-cell>
          <table:table-cell/>
          <table:table-cell table:formula="of:=CONCATENATE([.A562];[.B562];[.C562])" office:value-type="string" office:string-value="118 700" calcext:value-type="string">
            <text:p>118 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1</text:p>
          </table:table-cell>
          <table:table-cell/>
          <table:table-cell table:formula="of:=CONCATENATE([.A563];[.B563];[.C563])" office:value-type="string" office:string-value="118 701" calcext:value-type="string">
            <text:p>118 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2</text:p>
          </table:table-cell>
          <table:table-cell/>
          <table:table-cell table:formula="of:=CONCATENATE([.A564];[.B564];[.C564])" office:value-type="string" office:string-value="118 702" calcext:value-type="string">
            <text:p>118 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3</text:p>
          </table:table-cell>
          <table:table-cell/>
          <table:table-cell table:formula="of:=CONCATENATE([.A565];[.B565];[.C565])" office:value-type="string" office:string-value="118 703" calcext:value-type="string">
            <text:p>118 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4</text:p>
          </table:table-cell>
          <table:table-cell/>
          <table:table-cell table:formula="of:=CONCATENATE([.A566];[.B566];[.C566])" office:value-type="string" office:string-value="118 704" calcext:value-type="string">
            <text:p>118 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5</text:p>
          </table:table-cell>
          <table:table-cell/>
          <table:table-cell table:formula="of:=CONCATENATE([.A567];[.B567];[.C567])" office:value-type="string" office:string-value="118 705" calcext:value-type="string">
            <text:p>118 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6</text:p>
          </table:table-cell>
          <table:table-cell/>
          <table:table-cell table:formula="of:=CONCATENATE([.A568];[.B568];[.C568])" office:value-type="string" office:string-value="118 706" calcext:value-type="string">
            <text:p>118 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7</text:p>
          </table:table-cell>
          <table:table-cell/>
          <table:table-cell table:formula="of:=CONCATENATE([.A569];[.B569];[.C569])" office:value-type="string" office:string-value="118 707" calcext:value-type="string">
            <text:p>118 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8</text:p>
          </table:table-cell>
          <table:table-cell/>
          <table:table-cell table:formula="of:=CONCATENATE([.A570];[.B570];[.C570])" office:value-type="string" office:string-value="118 708" calcext:value-type="string">
            <text:p>118 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9</text:p>
          </table:table-cell>
          <table:table-cell/>
          <table:table-cell table:formula="of:=CONCATENATE([.A571];[.B571];[.C571])" office:value-type="string" office:string-value="118 709" calcext:value-type="string">
            <text:p>118 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0</text:p>
          </table:table-cell>
          <table:table-cell/>
          <table:table-cell table:formula="of:=CONCATENATE([.A572];[.B572];[.C572])" office:value-type="string" office:string-value="118 710" calcext:value-type="string">
            <text:p>118 7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1</text:p>
          </table:table-cell>
          <table:table-cell/>
          <table:table-cell table:formula="of:=CONCATENATE([.A573];[.B573];[.C573])" office:value-type="string" office:string-value="118 711" calcext:value-type="string">
            <text:p>118 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2</text:p>
          </table:table-cell>
          <table:table-cell/>
          <table:table-cell table:formula="of:=CONCATENATE([.A574];[.B574];[.C574])" office:value-type="string" office:string-value="118 712" calcext:value-type="string">
            <text:p>118 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3</text:p>
          </table:table-cell>
          <table:table-cell/>
          <table:table-cell table:formula="of:=CONCATENATE([.A575];[.B575];[.C575])" office:value-type="string" office:string-value="118 713" calcext:value-type="string">
            <text:p>118 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4</text:p>
          </table:table-cell>
          <table:table-cell/>
          <table:table-cell table:formula="of:=CONCATENATE([.A576];[.B576];[.C576])" office:value-type="string" office:string-value="118 714" calcext:value-type="string">
            <text:p>118 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5</text:p>
          </table:table-cell>
          <table:table-cell/>
          <table:table-cell table:formula="of:=CONCATENATE([.A577];[.B577];[.C577])" office:value-type="string" office:string-value="118 715" calcext:value-type="string">
            <text:p>118 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6</text:p>
          </table:table-cell>
          <table:table-cell/>
          <table:table-cell table:formula="of:=CONCATENATE([.A578];[.B578];[.C578])" office:value-type="string" office:string-value="118 716" calcext:value-type="string">
            <text:p>118 7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7</text:p>
          </table:table-cell>
          <table:table-cell/>
          <table:table-cell table:formula="of:=CONCATENATE([.A579];[.B579];[.C579])" office:value-type="string" office:string-value="118 717" calcext:value-type="string">
            <text:p>118 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8</text:p>
          </table:table-cell>
          <table:table-cell/>
          <table:table-cell table:formula="of:=CONCATENATE([.A580];[.B580];[.C580])" office:value-type="string" office:string-value="118 718" calcext:value-type="string">
            <text:p>118 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9</text:p>
          </table:table-cell>
          <table:table-cell/>
          <table:table-cell table:formula="of:=CONCATENATE([.A581];[.B581];[.C581])" office:value-type="string" office:string-value="118 719" calcext:value-type="string">
            <text:p>118 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0</text:p>
          </table:table-cell>
          <table:table-cell/>
          <table:table-cell table:formula="of:=CONCATENATE([.A582];[.B582];[.C582])" office:value-type="string" office:string-value="118 720" calcext:value-type="string">
            <text:p>118 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1</text:p>
          </table:table-cell>
          <table:table-cell/>
          <table:table-cell table:formula="of:=CONCATENATE([.A583];[.B583];[.C583])" office:value-type="string" office:string-value="118 721" calcext:value-type="string">
            <text:p>118 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2</text:p>
          </table:table-cell>
          <table:table-cell/>
          <table:table-cell table:formula="of:=CONCATENATE([.A584];[.B584];[.C584])" office:value-type="string" office:string-value="118 722" calcext:value-type="string">
            <text:p>118 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3</text:p>
          </table:table-cell>
          <table:table-cell/>
          <table:table-cell table:formula="of:=CONCATENATE([.A585];[.B585];[.C585])" office:value-type="string" office:string-value="118 723" calcext:value-type="string">
            <text:p>118 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4</text:p>
          </table:table-cell>
          <table:table-cell/>
          <table:table-cell table:formula="of:=CONCATENATE([.A586];[.B586];[.C586])" office:value-type="string" office:string-value="118 724" calcext:value-type="string">
            <text:p>118 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5</text:p>
          </table:table-cell>
          <table:table-cell/>
          <table:table-cell table:formula="of:=CONCATENATE([.A587];[.B587];[.C587])" office:value-type="string" office:string-value="118 725" calcext:value-type="string">
            <text:p>118 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6</text:p>
          </table:table-cell>
          <table:table-cell/>
          <table:table-cell table:formula="of:=CONCATENATE([.A588];[.B588];[.C588])" office:value-type="string" office:string-value="118 726" calcext:value-type="string">
            <text:p>118 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7</text:p>
          </table:table-cell>
          <table:table-cell/>
          <table:table-cell table:formula="of:=CONCATENATE([.A589];[.B589];[.C589])" office:value-type="string" office:string-value="118 727" calcext:value-type="string">
            <text:p>118 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8</text:p>
          </table:table-cell>
          <table:table-cell/>
          <table:table-cell table:formula="of:=CONCATENATE([.A590];[.B590];[.C590])" office:value-type="string" office:string-value="118 728" calcext:value-type="string">
            <text:p>118 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9</text:p>
          </table:table-cell>
          <table:table-cell/>
          <table:table-cell table:formula="of:=CONCATENATE([.A591];[.B591];[.C591])" office:value-type="string" office:string-value="118 729" calcext:value-type="string">
            <text:p>118 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0</text:p>
          </table:table-cell>
          <table:table-cell/>
          <table:table-cell table:formula="of:=CONCATENATE([.A592];[.B592];[.C592])" office:value-type="string" office:string-value="118 730" calcext:value-type="string">
            <text:p>118 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1</text:p>
          </table:table-cell>
          <table:table-cell/>
          <table:table-cell table:formula="of:=CONCATENATE([.A593];[.B593];[.C593])" office:value-type="string" office:string-value="118 731" calcext:value-type="string">
            <text:p>118 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2</text:p>
          </table:table-cell>
          <table:table-cell/>
          <table:table-cell table:formula="of:=CONCATENATE([.A594];[.B594];[.C594])" office:value-type="string" office:string-value="118 732" calcext:value-type="string">
            <text:p>118 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3</text:p>
          </table:table-cell>
          <table:table-cell/>
          <table:table-cell table:formula="of:=CONCATENATE([.A595];[.B595];[.C595])" office:value-type="string" office:string-value="118 733" calcext:value-type="string">
            <text:p>118 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4</text:p>
          </table:table-cell>
          <table:table-cell/>
          <table:table-cell table:formula="of:=CONCATENATE([.A596];[.B596];[.C596])" office:value-type="string" office:string-value="118 734" calcext:value-type="string">
            <text:p>118 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5</text:p>
          </table:table-cell>
          <table:table-cell/>
          <table:table-cell table:formula="of:=CONCATENATE([.A597];[.B597];[.C597])" office:value-type="string" office:string-value="118 735" calcext:value-type="string">
            <text:p>118 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6</text:p>
          </table:table-cell>
          <table:table-cell/>
          <table:table-cell table:formula="of:=CONCATENATE([.A598];[.B598];[.C598])" office:value-type="string" office:string-value="118 736" calcext:value-type="string">
            <text:p>118 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7</text:p>
          </table:table-cell>
          <table:table-cell/>
          <table:table-cell table:formula="of:=CONCATENATE([.A599];[.B599];[.C599])" office:value-type="string" office:string-value="118 737" calcext:value-type="string">
            <text:p>118 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8</text:p>
          </table:table-cell>
          <table:table-cell/>
          <table:table-cell table:formula="of:=CONCATENATE([.A600];[.B600];[.C600])" office:value-type="string" office:string-value="118 738" calcext:value-type="string">
            <text:p>118 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9</text:p>
          </table:table-cell>
          <table:table-cell/>
          <table:table-cell table:formula="of:=CONCATENATE([.A601];[.B601];[.C601])" office:value-type="string" office:string-value="118 739" calcext:value-type="string">
            <text:p>118 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0</text:p>
          </table:table-cell>
          <table:table-cell/>
          <table:table-cell table:formula="of:=CONCATENATE([.A602];[.B602];[.C602])" office:value-type="string" office:string-value="118 740" calcext:value-type="string">
            <text:p>118 7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1</text:p>
          </table:table-cell>
          <table:table-cell/>
          <table:table-cell table:formula="of:=CONCATENATE([.A603];[.B603];[.C603])" office:value-type="string" office:string-value="118 741" calcext:value-type="string">
            <text:p>118 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2</text:p>
          </table:table-cell>
          <table:table-cell/>
          <table:table-cell table:formula="of:=CONCATENATE([.A604];[.B604];[.C604])" office:value-type="string" office:string-value="118 742" calcext:value-type="string">
            <text:p>118 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3</text:p>
          </table:table-cell>
          <table:table-cell/>
          <table:table-cell table:formula="of:=CONCATENATE([.A605];[.B605];[.C605])" office:value-type="string" office:string-value="118 743" calcext:value-type="string">
            <text:p>118 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4</text:p>
          </table:table-cell>
          <table:table-cell/>
          <table:table-cell table:formula="of:=CONCATENATE([.A606];[.B606];[.C606])" office:value-type="string" office:string-value="118 744" calcext:value-type="string">
            <text:p>118 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5</text:p>
          </table:table-cell>
          <table:table-cell/>
          <table:table-cell table:formula="of:=CONCATENATE([.A607];[.B607];[.C607])" office:value-type="string" office:string-value="118 745" calcext:value-type="string">
            <text:p>118 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6</text:p>
          </table:table-cell>
          <table:table-cell/>
          <table:table-cell table:formula="of:=CONCATENATE([.A608];[.B608];[.C608])" office:value-type="string" office:string-value="118 746" calcext:value-type="string">
            <text:p>118 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7</text:p>
          </table:table-cell>
          <table:table-cell/>
          <table:table-cell table:formula="of:=CONCATENATE([.A609];[.B609];[.C609])" office:value-type="string" office:string-value="118 747" calcext:value-type="string">
            <text:p>118 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8</text:p>
          </table:table-cell>
          <table:table-cell/>
          <table:table-cell table:formula="of:=CONCATENATE([.A610];[.B610];[.C610])" office:value-type="string" office:string-value="118 748" calcext:value-type="string">
            <text:p>118 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9</text:p>
          </table:table-cell>
          <table:table-cell/>
          <table:table-cell table:formula="of:=CONCATENATE([.A611];[.B611];[.C611])" office:value-type="string" office:string-value="118 749" calcext:value-type="string">
            <text:p>118 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0</text:p>
          </table:table-cell>
          <table:table-cell/>
          <table:table-cell table:formula="of:=CONCATENATE([.A612];[.B612];[.C612])" office:value-type="string" office:string-value="118 750" calcext:value-type="string">
            <text:p>118 7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1</text:p>
          </table:table-cell>
          <table:table-cell/>
          <table:table-cell table:formula="of:=CONCATENATE([.A613];[.B613];[.C613])" office:value-type="string" office:string-value="118 751" calcext:value-type="string">
            <text:p>118 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2</text:p>
          </table:table-cell>
          <table:table-cell/>
          <table:table-cell table:formula="of:=CONCATENATE([.A614];[.B614];[.C614])" office:value-type="string" office:string-value="118 752" calcext:value-type="string">
            <text:p>118 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3</text:p>
          </table:table-cell>
          <table:table-cell/>
          <table:table-cell table:formula="of:=CONCATENATE([.A615];[.B615];[.C615])" office:value-type="string" office:string-value="118 753" calcext:value-type="string">
            <text:p>118 7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4</text:p>
          </table:table-cell>
          <table:table-cell/>
          <table:table-cell table:formula="of:=CONCATENATE([.A616];[.B616];[.C616])" office:value-type="string" office:string-value="118 754" calcext:value-type="string">
            <text:p>118 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5</text:p>
          </table:table-cell>
          <table:table-cell/>
          <table:table-cell table:formula="of:=CONCATENATE([.A617];[.B617];[.C617])" office:value-type="string" office:string-value="118 755" calcext:value-type="string">
            <text:p>118 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6</text:p>
          </table:table-cell>
          <table:table-cell/>
          <table:table-cell table:formula="of:=CONCATENATE([.A618];[.B618];[.C618])" office:value-type="string" office:string-value="118 756" calcext:value-type="string">
            <text:p>118 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7</text:p>
          </table:table-cell>
          <table:table-cell/>
          <table:table-cell table:formula="of:=CONCATENATE([.A619];[.B619];[.C619])" office:value-type="string" office:string-value="118 757" calcext:value-type="string">
            <text:p>118 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8</text:p>
          </table:table-cell>
          <table:table-cell/>
          <table:table-cell table:formula="of:=CONCATENATE([.A620];[.B620];[.C620])" office:value-type="string" office:string-value="118 758" calcext:value-type="string">
            <text:p>118 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9</text:p>
          </table:table-cell>
          <table:table-cell/>
          <table:table-cell table:formula="of:=CONCATENATE([.A621];[.B621];[.C621])" office:value-type="string" office:string-value="118 759" calcext:value-type="string">
            <text:p>118 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0</text:p>
          </table:table-cell>
          <table:table-cell/>
          <table:table-cell table:formula="of:=CONCATENATE([.A622];[.B622];[.C622])" office:value-type="string" office:string-value="118 760" calcext:value-type="string">
            <text:p>118 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1</text:p>
          </table:table-cell>
          <table:table-cell/>
          <table:table-cell table:formula="of:=CONCATENATE([.A623];[.B623];[.C623])" office:value-type="string" office:string-value="118 761" calcext:value-type="string">
            <text:p>118 7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2</text:p>
          </table:table-cell>
          <table:table-cell/>
          <table:table-cell table:formula="of:=CONCATENATE([.A624];[.B624];[.C624])" office:value-type="string" office:string-value="118 762" calcext:value-type="string">
            <text:p>118 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3</text:p>
          </table:table-cell>
          <table:table-cell/>
          <table:table-cell table:formula="of:=CONCATENATE([.A625];[.B625];[.C625])" office:value-type="string" office:string-value="118 763" calcext:value-type="string">
            <text:p>118 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4</text:p>
          </table:table-cell>
          <table:table-cell/>
          <table:table-cell table:formula="of:=CONCATENATE([.A626];[.B626];[.C626])" office:value-type="string" office:string-value="118 764" calcext:value-type="string">
            <text:p>118 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5</text:p>
          </table:table-cell>
          <table:table-cell/>
          <table:table-cell table:formula="of:=CONCATENATE([.A627];[.B627];[.C627])" office:value-type="string" office:string-value="118 765" calcext:value-type="string">
            <text:p>118 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6</text:p>
          </table:table-cell>
          <table:table-cell/>
          <table:table-cell table:formula="of:=CONCATENATE([.A628];[.B628];[.C628])" office:value-type="string" office:string-value="118 766" calcext:value-type="string">
            <text:p>118 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7</text:p>
          </table:table-cell>
          <table:table-cell/>
          <table:table-cell table:formula="of:=CONCATENATE([.A629];[.B629];[.C629])" office:value-type="string" office:string-value="118 767" calcext:value-type="string">
            <text:p>118 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8</text:p>
          </table:table-cell>
          <table:table-cell/>
          <table:table-cell table:formula="of:=CONCATENATE([.A630];[.B630];[.C630])" office:value-type="string" office:string-value="118 768" calcext:value-type="string">
            <text:p>118 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9</text:p>
          </table:table-cell>
          <table:table-cell/>
          <table:table-cell table:formula="of:=CONCATENATE([.A631];[.B631];[.C631])" office:value-type="string" office:string-value="118 769" calcext:value-type="string">
            <text:p>118 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0</text:p>
          </table:table-cell>
          <table:table-cell/>
          <table:table-cell table:formula="of:=CONCATENATE([.A632];[.B632];[.C632])" office:value-type="string" office:string-value="118 770" calcext:value-type="string">
            <text:p>118 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1</text:p>
          </table:table-cell>
          <table:table-cell/>
          <table:table-cell table:formula="of:=CONCATENATE([.A633];[.B633];[.C633])" office:value-type="string" office:string-value="118 771" calcext:value-type="string">
            <text:p>118 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2</text:p>
          </table:table-cell>
          <table:table-cell/>
          <table:table-cell table:formula="of:=CONCATENATE([.A634];[.B634];[.C634])" office:value-type="string" office:string-value="118 772" calcext:value-type="string">
            <text:p>118 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3</text:p>
          </table:table-cell>
          <table:table-cell/>
          <table:table-cell table:formula="of:=CONCATENATE([.A635];[.B635];[.C635])" office:value-type="string" office:string-value="118 773" calcext:value-type="string">
            <text:p>118 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4</text:p>
          </table:table-cell>
          <table:table-cell/>
          <table:table-cell table:formula="of:=CONCATENATE([.A636];[.B636];[.C636])" office:value-type="string" office:string-value="118 774" calcext:value-type="string">
            <text:p>118 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5</text:p>
          </table:table-cell>
          <table:table-cell/>
          <table:table-cell table:formula="of:=CONCATENATE([.A637];[.B637];[.C637])" office:value-type="string" office:string-value="118 775" calcext:value-type="string">
            <text:p>118 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6</text:p>
          </table:table-cell>
          <table:table-cell/>
          <table:table-cell table:formula="of:=CONCATENATE([.A638];[.B638];[.C638])" office:value-type="string" office:string-value="118 776" calcext:value-type="string">
            <text:p>118 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7</text:p>
          </table:table-cell>
          <table:table-cell/>
          <table:table-cell table:formula="of:=CONCATENATE([.A639];[.B639];[.C639])" office:value-type="string" office:string-value="118 777" calcext:value-type="string">
            <text:p>118 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8</text:p>
          </table:table-cell>
          <table:table-cell/>
          <table:table-cell table:formula="of:=CONCATENATE([.A640];[.B640];[.C640])" office:value-type="string" office:string-value="118 778" calcext:value-type="string">
            <text:p>118 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9</text:p>
          </table:table-cell>
          <table:table-cell/>
          <table:table-cell table:formula="of:=CONCATENATE([.A641];[.B641];[.C641])" office:value-type="string" office:string-value="118 779" calcext:value-type="string">
            <text:p>118 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0</text:p>
          </table:table-cell>
          <table:table-cell/>
          <table:table-cell table:formula="of:=CONCATENATE([.A642];[.B642];[.C642])" office:value-type="string" office:string-value="118 780" calcext:value-type="string">
            <text:p>118 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1</text:p>
          </table:table-cell>
          <table:table-cell/>
          <table:table-cell table:formula="of:=CONCATENATE([.A643];[.B643];[.C643])" office:value-type="string" office:string-value="118 781" calcext:value-type="string">
            <text:p>118 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2</text:p>
          </table:table-cell>
          <table:table-cell/>
          <table:table-cell table:formula="of:=CONCATENATE([.A644];[.B644];[.C644])" office:value-type="string" office:string-value="118 782" calcext:value-type="string">
            <text:p>118 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3</text:p>
          </table:table-cell>
          <table:table-cell/>
          <table:table-cell table:formula="of:=CONCATENATE([.A645];[.B645];[.C645])" office:value-type="string" office:string-value="118 783" calcext:value-type="string">
            <text:p>118 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4</text:p>
          </table:table-cell>
          <table:table-cell/>
          <table:table-cell table:formula="of:=CONCATENATE([.A646];[.B646];[.C646])" office:value-type="string" office:string-value="118 784" calcext:value-type="string">
            <text:p>118 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5</text:p>
          </table:table-cell>
          <table:table-cell/>
          <table:table-cell table:formula="of:=CONCATENATE([.A647];[.B647];[.C647])" office:value-type="string" office:string-value="118 785" calcext:value-type="string">
            <text:p>118 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6</text:p>
          </table:table-cell>
          <table:table-cell/>
          <table:table-cell table:formula="of:=CONCATENATE([.A648];[.B648];[.C648])" office:value-type="string" office:string-value="118 786" calcext:value-type="string">
            <text:p>118 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7</text:p>
          </table:table-cell>
          <table:table-cell/>
          <table:table-cell table:formula="of:=CONCATENATE([.A649];[.B649];[.C649])" office:value-type="string" office:string-value="118 787" calcext:value-type="string">
            <text:p>118 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8</text:p>
          </table:table-cell>
          <table:table-cell/>
          <table:table-cell table:formula="of:=CONCATENATE([.A650];[.B650];[.C650])" office:value-type="string" office:string-value="118 788" calcext:value-type="string">
            <text:p>118 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9</text:p>
          </table:table-cell>
          <table:table-cell/>
          <table:table-cell table:formula="of:=CONCATENATE([.A651];[.B651];[.C651])" office:value-type="string" office:string-value="118 789" calcext:value-type="string">
            <text:p>118 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0</text:p>
          </table:table-cell>
          <table:table-cell/>
          <table:table-cell table:formula="of:=CONCATENATE([.A652];[.B652];[.C652])" office:value-type="string" office:string-value="118 790" calcext:value-type="string">
            <text:p>118 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1</text:p>
          </table:table-cell>
          <table:table-cell/>
          <table:table-cell table:formula="of:=CONCATENATE([.A653];[.B653];[.C653])" office:value-type="string" office:string-value="118 791" calcext:value-type="string">
            <text:p>118 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2</text:p>
          </table:table-cell>
          <table:table-cell/>
          <table:table-cell table:formula="of:=CONCATENATE([.A654];[.B654];[.C654])" office:value-type="string" office:string-value="118 792" calcext:value-type="string">
            <text:p>118 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3</text:p>
          </table:table-cell>
          <table:table-cell/>
          <table:table-cell table:formula="of:=CONCATENATE([.A655];[.B655];[.C655])" office:value-type="string" office:string-value="118 793" calcext:value-type="string">
            <text:p>118 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4</text:p>
          </table:table-cell>
          <table:table-cell/>
          <table:table-cell table:formula="of:=CONCATENATE([.A656];[.B656];[.C656])" office:value-type="string" office:string-value="118 794" calcext:value-type="string">
            <text:p>118 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5</text:p>
          </table:table-cell>
          <table:table-cell/>
          <table:table-cell table:formula="of:=CONCATENATE([.A657];[.B657];[.C657])" office:value-type="string" office:string-value="118 795" calcext:value-type="string">
            <text:p>118 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6</text:p>
          </table:table-cell>
          <table:table-cell/>
          <table:table-cell table:formula="of:=CONCATENATE([.A658];[.B658];[.C658])" office:value-type="string" office:string-value="118 796" calcext:value-type="string">
            <text:p>118 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7</text:p>
          </table:table-cell>
          <table:table-cell/>
          <table:table-cell table:formula="of:=CONCATENATE([.A659];[.B659];[.C659])" office:value-type="string" office:string-value="118 797" calcext:value-type="string">
            <text:p>118 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8</text:p>
          </table:table-cell>
          <table:table-cell/>
          <table:table-cell table:formula="of:=CONCATENATE([.A660];[.B660];[.C660])" office:value-type="string" office:string-value="118 798" calcext:value-type="string">
            <text:p>118 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9</text:p>
          </table:table-cell>
          <table:table-cell/>
          <table:table-cell table:formula="of:=CONCATENATE([.A661];[.B661];[.C661])" office:value-type="string" office:string-value="118 799" calcext:value-type="string">
            <text:p>118 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0</text:p>
          </table:table-cell>
          <table:table-cell/>
          <table:table-cell table:formula="of:=CONCATENATE([.A662];[.B662];[.C662])" office:value-type="string" office:string-value="118 800" calcext:value-type="string">
            <text:p>118 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1</text:p>
          </table:table-cell>
          <table:table-cell/>
          <table:table-cell table:formula="of:=CONCATENATE([.A663];[.B663];[.C663])" office:value-type="string" office:string-value="118 801" calcext:value-type="string">
            <text:p>118 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2</text:p>
          </table:table-cell>
          <table:table-cell/>
          <table:table-cell table:formula="of:=CONCATENATE([.A664];[.B664];[.C664])" office:value-type="string" office:string-value="118 802" calcext:value-type="string">
            <text:p>118 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3</text:p>
          </table:table-cell>
          <table:table-cell/>
          <table:table-cell table:formula="of:=CONCATENATE([.A665];[.B665];[.C665])" office:value-type="string" office:string-value="118 803" calcext:value-type="string">
            <text:p>118 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4</text:p>
          </table:table-cell>
          <table:table-cell/>
          <table:table-cell table:formula="of:=CONCATENATE([.A666];[.B666];[.C666])" office:value-type="string" office:string-value="118 804" calcext:value-type="string">
            <text:p>118 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5</text:p>
          </table:table-cell>
          <table:table-cell/>
          <table:table-cell table:formula="of:=CONCATENATE([.A667];[.B667];[.C667])" office:value-type="string" office:string-value="118 805" calcext:value-type="string">
            <text:p>118 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6</text:p>
          </table:table-cell>
          <table:table-cell/>
          <table:table-cell table:formula="of:=CONCATENATE([.A668];[.B668];[.C668])" office:value-type="string" office:string-value="118 806" calcext:value-type="string">
            <text:p>118 806</text:p>
          </table:table-cell>
          <table:table-cell table:number-columns-repeated="1017"/>
        </table:table-row>
        <table:table-row table:style-name="ro1" table:number-rows-repeated="104790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17:21:03.7153785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6T17:40:30.323178085</dc:date>
    <dc:creator>Andreas Böttger</dc:creator>
    <meta:editing-duration>PT17M15S</meta:editing-duration>
    <meta:editing-cycles>5</meta:editing-cycles>
    <meta:generator>LibreOffice/4.2.4.2$Linux_X86_64 LibreOffice_project/420m0$Build-2</meta:generator>
    <meta:document-statistic meta:table-count="1" meta:cell-count="2656" meta:object-count="0"/>
  </office:meta>
</office:document-meta>
</file>